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01pt"/>
    </style:style>
    <style:style style:name="co2" style:family="table-column">
      <style:table-column-properties fo:break-before="auto" style:column-width="18.96pt"/>
    </style:style>
    <style:style style:name="co3" style:family="table-column">
      <style:table-column-properties fo:break-before="auto" style:column-width="248.85pt"/>
    </style:style>
    <style:style style:name="co4" style:family="table-column">
      <style:table-column-properties fo:break-before="auto" style:column-width="153.55pt"/>
    </style:style>
    <style:style style:name="co5" style:family="table-column">
      <style:table-column-properties fo:break-before="auto" style:column-width="135.04pt"/>
    </style:style>
    <style:style style:name="co6" style:family="table-column">
      <style:table-column-properties fo:break-before="auto" style:column-width="22.96pt"/>
    </style:style>
    <style:style style:name="co7" style:family="table-column">
      <style:table-column-properties fo:break-before="auto" style:column-width="235.05pt"/>
    </style:style>
    <style:style style:name="co8" style:family="table-column">
      <style:table-column-properties fo:break-before="auto" style:column-width="17.74pt"/>
    </style:style>
    <style:style style:name="co9" style:family="table-column">
      <style:table-column-properties fo:break-before="auto" style:column-width="168.04pt"/>
    </style:style>
    <style:style style:name="co10" style:family="table-column">
      <style:table-column-properties fo:break-before="auto" style:column-width="105.7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58.29pt"/>
    </style:style>
    <style:style style:name="co13" style:family="table-column">
      <style:table-column-properties fo:break-before="auto" style:column-width="79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y-SL-and-port-table-name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visibility="collapse" table:default-cell-style-name="Default"/>
        <table:table-column table:style-name="co5" table:visibility="collapse" table:default-cell-style-name="Default"/>
        <table:table-column table:style-name="co6" table:visibility="collapse" table:number-columns-repeated="2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  <table:table-cell office:value-type="string" calcext:value-type="string">
            <text:p>accounts-ledger/accounts-ledger-create.sql:qal_acc_trans</text:p>
          </table:table-cell>
          <table:table-cell table:formula="of:=FIND(&quot;:&quot;;[.C1])" office:value-type="float" office:value="43" calcext:value-type="float">
            <text:p>43</text:p>
          </table:table-cell>
          <table:table-cell table:formula="of:=LEFT([.C1];[.D1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acc_trans</text:p>
          </table:table-cell>
          <table:table-cell table:formula="of:=FIND(&quot;_&quot;;[.C1];[.D1])" office:value-type="float" office:value="47" calcext:value-type="float">
            <text:p>47</text:p>
          </table:table-cell>
          <table:table-cell office:value-type="string" calcext:value-type="string">
            <text:p>acc_tran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cc_trans</text:p>
          </table:table-cell>
          <table:table-cell table:formula="of:=FIND(&quot;:&quot;;[.K1])" office:value-type="float" office:value="28" calcext:value-type="float">
            <text:p>28</text:p>
          </table:table-cell>
          <table:table-cell table:formula="of:=LEFT([.K1];[.L1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acc_tra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contacts/accounts-contacts-create.sql:qal_address</text:p>
          </table:table-cell>
          <table:table-cell table:formula="of:=FIND(&quot;:&quot;;[.C2])" office:value-type="float" office:value="47" calcext:value-type="float">
            <text:p>47</text:p>
          </table:table-cell>
          <table:table-cell table:formula="of:=LEFT([.C2];[.D2]-1)" office:value-type="string" office:string-value="accounts-contacts/accounts-contacts-create.sql" calcext:value-type="string">
            <text:p>accounts-contacts/accounts-contacts-create.sql</text:p>
          </table:table-cell>
          <table:table-cell office:value-type="string" calcext:value-type="string">
            <text:p>qal_address</text:p>
          </table:table-cell>
          <table:table-cell table:formula="of:=FIND(&quot;_&quot;;[.C2];[.D2])" office:value-type="float" office:value="51" calcext:value-type="float">
            <text:p>51</text:p>
          </table:table-cell>
          <table:table-cell office:value-type="string" calcext:value-type="string">
            <text:p>addres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ddress</text:p>
          </table:table-cell>
          <table:table-cell table:formula="of:=FIND(&quot;:&quot;;[.K2])" office:value-type="float" office:value="28" calcext:value-type="float">
            <text:p>28</text:p>
          </table:table-cell>
          <table:table-cell table:formula="of:=LEFT([.K2];[.L2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announcements</text:p>
          </table:table-cell>
          <table:table-cell table:formula="of:=FIND(&quot;:&quot;;[.C3])" office:value-type="float" office:value="47" calcext:value-type="float">
            <text:p>47</text:p>
          </table:table-cell>
          <table:table-cell table:formula="of:=LEFT([.C3];[.D3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announcements</text:p>
          </table:table-cell>
          <table:table-cell table:formula="of:=FIND(&quot;_&quot;;[.C3];[.D3])" office:value-type="float" office:value="52" calcext:value-type="float">
            <text:p>52</text:p>
          </table:table-cell>
          <table:table-cell office:value-type="string" calcext:value-type="string">
            <text:p>announceme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payables/accounts-payables-create.sql:qap_ap</text:p>
          </table:table-cell>
          <table:table-cell table:formula="of:=FIND(&quot;:&quot;;[.C4])" office:value-type="float" office:value="47" calcext:value-type="float">
            <text:p>47</text:p>
          </table:table-cell>
          <table:table-cell table:formula="of:=LEFT([.C4];[.D4]-1)" office:value-type="string" office:string-value="accounts-payables/accounts-payables-create.sql" calcext:value-type="string">
            <text:p>accounts-payables/accounts-payables-create.sql</text:p>
          </table:table-cell>
          <table:table-cell office:value-type="string" calcext:value-type="string">
            <text:p>qap_ap</text:p>
          </table:table-cell>
          <table:table-cell table:formula="of:=FIND(&quot;_&quot;;[.C4];[.D4])" office:value-type="float" office:value="51" calcext:value-type="float">
            <text:p>51</text:p>
          </table:table-cell>
          <table:table-cell office:value-type="string" calcext:value-type="string">
            <text:p>ap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p</text:p>
          </table:table-cell>
          <table:table-cell table:formula="of:=FIND(&quot;:&quot;;[.K4])" office:value-type="float" office:value="28" calcext:value-type="float">
            <text:p>28</text:p>
          </table:table-cell>
          <table:table-cell table:formula="of:=LEFT([.K4];[.L4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receivables/accounts-receivables-create.sql:qar_ar</text:p>
          </table:table-cell>
          <table:table-cell table:formula="of:=FIND(&quot;:&quot;;[.C5])" office:value-type="float" office:value="53" calcext:value-type="float">
            <text:p>53</text:p>
          </table:table-cell>
          <table:table-cell table:formula="of:=LEFT([.C5];[.D5]-1)" office:value-type="string" office:string-value="accounts-receivables/accounts-receivables-create.sql" calcext:value-type="string">
            <text:p>accounts-receivables/accounts-receivables-create.sql</text:p>
          </table:table-cell>
          <table:table-cell office:value-type="string" calcext:value-type="string">
            <text:p>qar_ar</text:p>
          </table:table-cell>
          <table:table-cell table:formula="of:=FIND(&quot;_&quot;;[.C5];[.D5])" office:value-type="float" office:value="57" calcext:value-type="float">
            <text:p>57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r</text:p>
          </table:table-cell>
          <table:table-cell table:formula="of:=FIND(&quot;:&quot;;[.K5])" office:value-type="float" office:value="28" calcext:value-type="float">
            <text:p>28</text:p>
          </table:table-cell>
          <table:table-cell table:formula="of:=LEFT([.K5];[.L5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brik/fabrik-create.sql:qfab_assembly</text:p>
          </table:table-cell>
          <table:table-cell table:formula="of:=FIND(&quot;:&quot;;[.C6])" office:value-type="float" office:value="25" calcext:value-type="float">
            <text:p>25</text:p>
          </table:table-cell>
          <table:table-cell table:formula="of:=LEFT([.C6];[.D6]-1)" office:value-type="string" office:string-value="fabrik/fabrik-create.sql" calcext:value-type="string">
            <text:p>fabrik/fabrik-create.sql</text:p>
          </table:table-cell>
          <table:table-cell office:value-type="string" calcext:value-type="string">
            <text:p>qfab_assembly</text:p>
          </table:table-cell>
          <table:table-cell table:formula="of:=FIND(&quot;_&quot;;[.C6];[.D6])" office:value-type="float" office:value="30" calcext:value-type="float">
            <text:p>30</text:p>
          </table:table-cell>
          <table:table-cell office:value-type="string" calcext:value-type="string">
            <text:p>assembly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ssembly</text:p>
          </table:table-cell>
          <table:table-cell table:formula="of:=FIND(&quot;:&quot;;[.K6])" office:value-type="float" office:value="28" calcext:value-type="float">
            <text:p>28</text:p>
          </table:table-cell>
          <table:table-cell table:formula="of:=LEFT([.K6];[.L6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audittrail</text:p>
          </table:table-cell>
          <table:table-cell table:formula="of:=FIND(&quot;:&quot;;[.K7])" office:value-type="float" office:value="28" calcext:value-type="float">
            <text:p>28</text:p>
          </table:table-cell>
          <table:table-cell table:formula="of:=LEFT([.K7];[.L7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audittrail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bank</text:p>
          </table:table-cell>
          <table:table-cell table:formula="of:=FIND(&quot;:&quot;;[.K8])" office:value-type="float" office:value="28" calcext:value-type="float">
            <text:p>28</text:p>
          </table:table-cell>
          <table:table-cell table:formula="of:=LEFT([.K8];[.L8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br</text:p>
          </table:table-cell>
          <table:table-cell table:formula="of:=FIND(&quot;:&quot;;[.K9])" office:value-type="float" office:value="28" calcext:value-type="float">
            <text:p>28</text:p>
          </table:table-cell>
          <table:table-cell table:formula="of:=LEFT([.K9];[.L9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build</text:p>
          </table:table-cell>
          <table:table-cell table:formula="of:=FIND(&quot;:&quot;;[.K10])" office:value-type="float" office:value="35" calcext:value-type="float">
            <text:p>35</text:p>
          </table:table-cell>
          <table:table-cell table:formula="of:=LEFT([.K10];[.L10]-1)" office:value-type="string" office:string-value="ledger123/sql/Pg-custom_tables.sql" calcext:value-type="string">
            <text:p>ledger123/sql/Pg-custom_tables.sql</text:p>
          </table:table-cell>
          <table:table-cell office:value-type="string" calcext:value-type="string">
            <text:p>build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business</text:p>
          </table:table-cell>
          <table:table-cell table:formula="of:=FIND(&quot;:&quot;;[.K11])" office:value-type="float" office:value="28" calcext:value-type="float">
            <text:p>28</text:p>
          </table:table-cell>
          <table:table-cell table:formula="of:=LEFT([.K11];[.L11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business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cargo</text:p>
          </table:table-cell>
          <table:table-cell table:formula="of:=FIND(&quot;:&quot;;[.K12])" office:value-type="float" office:value="28" calcext:value-type="float">
            <text:p>28</text:p>
          </table:table-cell>
          <table:table-cell table:formula="of:=LEFT([.K12];[.L12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attribute_choices</text:p>
          </table:table-cell>
          <table:table-cell table:formula="of:=FIND(&quot;:&quot;;[.C13])" office:value-type="float" office:value="47" calcext:value-type="float">
            <text:p>47</text:p>
          </table:table-cell>
          <table:table-cell table:formula="of:=LEFT([.C13];[.D13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attribute_choices</text:p>
          </table:table-cell>
          <table:table-cell table:formula="of:=FIND(&quot;_&quot;;[.C13];[.D13])" office:value-type="float" office:value="52" calcext:value-type="float">
            <text:p>52</text:p>
          </table:table-cell>
          <table:table-cell office:value-type="string" calcext:value-type="string">
            <text:p>attribute_choic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attributes</text:p>
          </table:table-cell>
          <table:table-cell table:formula="of:=FIND(&quot;:&quot;;[.C14])" office:value-type="float" office:value="47" calcext:value-type="float">
            <text:p>47</text:p>
          </table:table-cell>
          <table:table-cell table:formula="of:=LEFT([.C14];[.D14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attributes</text:p>
          </table:table-cell>
          <table:table-cell table:formula="of:=FIND(&quot;_&quot;;[.C14];[.D14])" office:value-type="float" office:value="52" calcext:value-type="float">
            <text:p>52</text:p>
          </table:table-cell>
          <table:table-cell office:value-type="string" calcext:value-type="string">
            <text:p>attribut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case</text:p>
          </table:table-cell>
          <table:table-cell table:formula="of:=FIND(&quot;:&quot;;[.C15])" office:value-type="float" office:value="45" calcext:value-type="float">
            <text:p>45</text:p>
          </table:table-cell>
          <table:table-cell table:formula="of:=LEFT([.C15];[.D15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case</text:p>
          </table:table-cell>
          <table:table-cell table:formula="of:=FIND(&quot;_&quot;;[.C15];[.D15])" office:value-type="float" office:value="49" calcext:value-type="float">
            <text:p>49</text:p>
          </table:table-cell>
          <table:table-cell office:value-type="string" calcext:value-type="string">
            <text:p>case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case_log</text:p>
          </table:table-cell>
          <table:table-cell table:formula="of:=FIND(&quot;:&quot;;[.C16])" office:value-type="float" office:value="45" calcext:value-type="float">
            <text:p>45</text:p>
          </table:table-cell>
          <table:table-cell table:formula="of:=LEFT([.C16];[.D16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case_log</text:p>
          </table:table-cell>
          <table:table-cell table:formula="of:=FIND(&quot;_&quot;;[.C16];[.D16])" office:value-type="float" office:value="49" calcext:value-type="float">
            <text:p>49</text:p>
          </table:table-cell>
          <table:table-cell office:value-type="string" calcext:value-type="string">
            <text:p>case_log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chart</text:p>
          </table:table-cell>
          <table:table-cell table:formula="of:=FIND(&quot;:&quot;;[.C17])" office:value-type="float" office:value="43" calcext:value-type="float">
            <text:p>43</text:p>
          </table:table-cell>
          <table:table-cell table:formula="of:=LEFT([.C17];[.D17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chart</text:p>
          </table:table-cell>
          <table:table-cell table:formula="of:=FIND(&quot;_&quot;;[.C17];[.D17])" office:value-type="float" office:value="47" calcext:value-type="float">
            <text:p>47</text:p>
          </table:table-cell>
          <table:table-cell office:value-type="string" calcext:value-type="string">
            <text:p>char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chart</text:p>
          </table:table-cell>
          <table:table-cell table:formula="of:=FIND(&quot;:&quot;;[.K17])" office:value-type="float" office:value="28" calcext:value-type="float">
            <text:p>28</text:p>
          </table:table-cell>
          <table:table-cell table:formula="of:=LEFT([.K17];[.L17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chart_templates</text:p>
          </table:table-cell>
          <table:table-cell table:formula="of:=FIND(&quot;:&quot;;[.C18])" office:value-type="float" office:value="43" calcext:value-type="float">
            <text:p>43</text:p>
          </table:table-cell>
          <table:table-cell table:formula="of:=LEFT([.C18];[.D18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chart_templates</text:p>
          </table:table-cell>
          <table:table-cell table:formula="of:=FIND(&quot;_&quot;;[.C18];[.D18])" office:value-type="float" office:value="47" calcext:value-type="float">
            <text:p>47</text:p>
          </table:table-cell>
          <table:table-cell office:value-type="string" calcext:value-type="string">
            <text:p>chart_templat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contacts/accounts-contacts-create.sql:qal_contact</text:p>
          </table:table-cell>
          <table:table-cell table:formula="of:=FIND(&quot;:&quot;;[.C19])" office:value-type="float" office:value="47" calcext:value-type="float">
            <text:p>47</text:p>
          </table:table-cell>
          <table:table-cell table:formula="of:=LEFT([.C19];[.D19]-1)" office:value-type="string" office:string-value="accounts-contacts/accounts-contacts-create.sql" calcext:value-type="string">
            <text:p>accounts-contacts/accounts-contacts-create.sql</text:p>
          </table:table-cell>
          <table:table-cell office:value-type="string" calcext:value-type="string">
            <text:p>qal_contact</text:p>
          </table:table-cell>
          <table:table-cell table:formula="of:=FIND(&quot;_&quot;;[.C19];[.D19])" office:value-type="float" office:value="51" calcext:value-type="float">
            <text:p>51</text:p>
          </table:table-cell>
          <table:table-cell office:value-type="string" calcext:value-type="string">
            <text:p>contac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contact</text:p>
          </table:table-cell>
          <table:table-cell table:formula="of:=FIND(&quot;:&quot;;[.K19])" office:value-type="float" office:value="28" calcext:value-type="float">
            <text:p>28</text:p>
          </table:table-cell>
          <table:table-cell table:formula="of:=LEFT([.K19];[.L19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contacts/accounts-contacts-create.sql:qal_contact_object_id_map</text:p>
          </table:table-cell>
          <table:table-cell table:formula="of:=FIND(&quot;:&quot;;[.C20])" office:value-type="float" office:value="47" calcext:value-type="float">
            <text:p>47</text:p>
          </table:table-cell>
          <table:table-cell table:formula="of:=LEFT([.C20];[.D20]-1)" office:value-type="string" office:string-value="accounts-contacts/accounts-contacts-create.sql" calcext:value-type="string">
            <text:p>accounts-contacts/accounts-contacts-create.sql</text:p>
          </table:table-cell>
          <table:table-cell office:value-type="string" calcext:value-type="string">
            <text:p>qal_contact_object_id_map</text:p>
          </table:table-cell>
          <table:table-cell table:formula="of:=FIND(&quot;_&quot;;[.C20];[.D20])" office:value-type="float" office:value="51" calcext:value-type="float">
            <text:p>51</text:p>
          </table:table-cell>
          <table:table-cell office:value-type="string" calcext:value-type="string">
            <text:p>contact_object_id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contacts/accounts-contacts-create.sql:qal_contact_user_map</text:p>
          </table:table-cell>
          <table:table-cell table:formula="of:=FIND(&quot;:&quot;;[.C21])" office:value-type="float" office:value="47" calcext:value-type="float">
            <text:p>47</text:p>
          </table:table-cell>
          <table:table-cell table:formula="of:=LEFT([.C21];[.D21]-1)" office:value-type="string" office:string-value="accounts-contacts/accounts-contacts-create.sql" calcext:value-type="string">
            <text:p>accounts-contacts/accounts-contacts-create.sql</text:p>
          </table:table-cell>
          <table:table-cell office:value-type="string" calcext:value-type="string">
            <text:p>qal_contact_user_map</text:p>
          </table:table-cell>
          <table:table-cell table:formula="of:=FIND(&quot;_&quot;;[.C21];[.D21])" office:value-type="float" office:value="51" calcext:value-type="float">
            <text:p>51</text:p>
          </table:table-cell>
          <table:table-cell office:value-type="string" calcext:value-type="string">
            <text:p>contact_user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curr</text:p>
          </table:table-cell>
          <table:table-cell table:formula="of:=FIND(&quot;:&quot;;[.K22])" office:value-type="float" office:value="28" calcext:value-type="float">
            <text:p>28</text:p>
          </table:table-cell>
          <table:table-cell table:formula="of:=LEFT([.K22];[.L22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cur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entities-channels-create.sql:qal_customer</text:p>
          </table:table-cell>
          <table:table-cell table:formula="of:=FIND(&quot;:&quot;;[.C23])" office:value-type="float" office:value="45" calcext:value-type="float">
            <text:p>45</text:p>
          </table:table-cell>
          <table:table-cell table:formula="of:=LEFT([.C23];[.D23]-1)" office:value-type="string" office:string-value="accounts-ledger/entities-channels-create.sql" calcext:value-type="string">
            <text:p>accounts-ledger/entities-channels-create.sql</text:p>
          </table:table-cell>
          <table:table-cell office:value-type="string" calcext:value-type="string">
            <text:p>qal_customer</text:p>
          </table:table-cell>
          <table:table-cell table:formula="of:=FIND(&quot;_&quot;;[.C23];[.D23])" office:value-type="float" office:value="49" calcext:value-type="float">
            <text:p>49</text:p>
          </table:table-cell>
          <table:table-cell office:value-type="string" calcext:value-type="string">
            <text:p>custome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customer</text:p>
          </table:table-cell>
          <table:table-cell table:formula="of:=FIND(&quot;:&quot;;[.K23])" office:value-type="float" office:value="28" calcext:value-type="float">
            <text:p>28</text:p>
          </table:table-cell>
          <table:table-cell table:formula="of:=LEFT([.K23];[.L23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custo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entities-channels-create.sql:qal_customer_object_id_map</text:p>
          </table:table-cell>
          <table:table-cell table:formula="of:=FIND(&quot;:&quot;;[.C24])" office:value-type="float" office:value="45" calcext:value-type="float">
            <text:p>45</text:p>
          </table:table-cell>
          <table:table-cell table:formula="of:=LEFT([.C24];[.D24]-1)" office:value-type="string" office:string-value="accounts-ledger/entities-channels-create.sql" calcext:value-type="string">
            <text:p>accounts-ledger/entities-channels-create.sql</text:p>
          </table:table-cell>
          <table:table-cell office:value-type="string" calcext:value-type="string">
            <text:p>qal_customer_object_id_map</text:p>
          </table:table-cell>
          <table:table-cell table:formula="of:=FIND(&quot;_&quot;;[.C24];[.D24])" office:value-type="float" office:value="49" calcext:value-type="float">
            <text:p>49</text:p>
          </table:table-cell>
          <table:table-cell office:value-type="string" calcext:value-type="string">
            <text:p>customer_object_id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customercart</text:p>
          </table:table-cell>
          <table:table-cell table:formula="of:=FIND(&quot;:&quot;;[.K25])" office:value-type="float" office:value="35" calcext:value-type="float">
            <text:p>35</text:p>
          </table:table-cell>
          <table:table-cell table:formula="of:=LEFT([.K25];[.L25]-1)" office:value-type="string" office:string-value="ledger123/sql/Pg-custom_tables.sql" calcext:value-type="string">
            <text:p>ledger123/sql/Pg-custom_tables.sql</text:p>
          </table:table-cell>
          <table:table-cell office:value-type="string" calcext:value-type="string">
            <text:p>customercart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customerlogin</text:p>
          </table:table-cell>
          <table:table-cell table:formula="of:=FIND(&quot;:&quot;;[.K26])" office:value-type="float" office:value="35" calcext:value-type="float">
            <text:p>35</text:p>
          </table:table-cell>
          <table:table-cell table:formula="of:=LEFT([.K26];[.L26]-1)" office:value-type="string" office:string-value="ledger123/sql/Pg-custom_tables.sql" calcext:value-type="string">
            <text:p>ledger123/sql/Pg-custom_tables.sql</text:p>
          </table:table-cell>
          <table:table-cell office:value-type="string" calcext:value-type="string">
            <text:p>customerlog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entities-channels-create.sql:qal_customer_tax</text:p>
          </table:table-cell>
          <table:table-cell table:formula="of:=FIND(&quot;:&quot;;[.C27])" office:value-type="float" office:value="45" calcext:value-type="float">
            <text:p>45</text:p>
          </table:table-cell>
          <table:table-cell table:formula="of:=LEFT([.C27];[.D27]-1)" office:value-type="string" office:string-value="accounts-ledger/entities-channels-create.sql" calcext:value-type="string">
            <text:p>accounts-ledger/entities-channels-create.sql</text:p>
          </table:table-cell>
          <table:table-cell office:value-type="string" calcext:value-type="string">
            <text:p>qal_customer_tax</text:p>
          </table:table-cell>
          <table:table-cell table:formula="of:=FIND(&quot;_&quot;;[.C27];[.D27])" office:value-type="float" office:value="49" calcext:value-type="float">
            <text:p>49</text:p>
          </table:table-cell>
          <table:table-cell office:value-type="string" calcext:value-type="string">
            <text:p>customer_tax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customertax</text:p>
          </table:table-cell>
          <table:table-cell table:formula="of:=FIND(&quot;:&quot;;[.K27])" office:value-type="float" office:value="28" calcext:value-type="float">
            <text:p>28</text:p>
          </table:table-cell>
          <table:table-cell table:formula="of:=LEFT([.K27];[.L27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customert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defaults</text:p>
          </table:table-cell>
          <table:table-cell table:formula="of:=FIND(&quot;:&quot;;[.C28])" office:value-type="float" office:value="43" calcext:value-type="float">
            <text:p>43</text:p>
          </table:table-cell>
          <table:table-cell table:formula="of:=LEFT([.C28];[.D28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defaults</text:p>
          </table:table-cell>
          <table:table-cell table:formula="of:=FIND(&quot;_&quot;;[.C28];[.D28])" office:value-type="float" office:value="47" calcext:value-type="float">
            <text:p>47</text:p>
          </table:table-cell>
          <table:table-cell office:value-type="string" calcext:value-type="string">
            <text:p>default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defaults</text:p>
          </table:table-cell>
          <table:table-cell table:formula="of:=FIND(&quot;:&quot;;[.K28])" office:value-type="float" office:value="28" calcext:value-type="float">
            <text:p>28</text:p>
          </table:table-cell>
          <table:table-cell table:formula="of:=LEFT([.K28];[.L28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defaul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department</text:p>
          </table:table-cell>
          <table:table-cell table:formula="of:=FIND(&quot;:&quot;;[.C29])" office:value-type="float" office:value="43" calcext:value-type="float">
            <text:p>43</text:p>
          </table:table-cell>
          <table:table-cell table:formula="of:=LEFT([.C29];[.D29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department</text:p>
          </table:table-cell>
          <table:table-cell table:formula="of:=FIND(&quot;_&quot;;[.C29];[.D29])" office:value-type="float" office:value="47" calcext:value-type="float">
            <text:p>47</text:p>
          </table:table-cell>
          <table:table-cell office:value-type="string" calcext:value-type="string">
            <text:p>departmen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department</text:p>
          </table:table-cell>
          <table:table-cell table:formula="of:=FIND(&quot;:&quot;;[.K29])" office:value-type="float" office:value="28" calcext:value-type="float">
            <text:p>28</text:p>
          </table:table-cell>
          <table:table-cell table:formula="of:=LEFT([.K29];[.L29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depart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dept_trans_map</text:p>
          </table:table-cell>
          <table:table-cell table:formula="of:=FIND(&quot;:&quot;;[.C30])" office:value-type="float" office:value="43" calcext:value-type="float">
            <text:p>43</text:p>
          </table:table-cell>
          <table:table-cell table:formula="of:=LEFT([.C30];[.D30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dept_trans_map</text:p>
          </table:table-cell>
          <table:table-cell table:formula="of:=FIND(&quot;_&quot;;[.C30];[.D30])" office:value-type="float" office:value="47" calcext:value-type="float">
            <text:p>47</text:p>
          </table:table-cell>
          <table:table-cell office:value-type="string" calcext:value-type="string">
            <text:p>dept_trans_map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dpt_trans</text:p>
          </table:table-cell>
          <table:table-cell table:formula="of:=FIND(&quot;:&quot;;[.K30])" office:value-type="float" office:value="28" calcext:value-type="float">
            <text:p>28</text:p>
          </table:table-cell>
          <table:table-cell table:formula="of:=LEFT([.K30];[.L30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dpt_tra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discounts</text:p>
          </table:table-cell>
          <table:table-cell table:formula="of:=FIND(&quot;:&quot;;[.C31])" office:value-type="float" office:value="43" calcext:value-type="float">
            <text:p>43</text:p>
          </table:table-cell>
          <table:table-cell table:formula="of:=LEFT([.C31];[.D31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discounts</text:p>
          </table:table-cell>
          <table:table-cell table:formula="of:=FIND(&quot;_&quot;;[.C31];[.D31])" office:value-type="float" office:value="47" calcext:value-type="float">
            <text:p>47</text:p>
          </table:table-cell>
          <table:table-cell office:value-type="string" calcext:value-type="string">
            <text:p>discou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receivables/accounts-receivables-create.sql:qar_ec_creditcards</text:p>
          </table:table-cell>
          <table:table-cell table:formula="of:=FIND(&quot;:&quot;;[.C32])" office:value-type="float" office:value="53" calcext:value-type="float">
            <text:p>53</text:p>
          </table:table-cell>
          <table:table-cell table:formula="of:=LEFT([.C32];[.D32]-1)" office:value-type="string" office:string-value="accounts-receivables/accounts-receivables-create.sql" calcext:value-type="string">
            <text:p>accounts-receivables/accounts-receivables-create.sql</text:p>
          </table:table-cell>
          <table:table-cell office:value-type="string" calcext:value-type="string">
            <text:p>qar_ec_creditcards</text:p>
          </table:table-cell>
          <table:table-cell table:formula="of:=FIND(&quot;_&quot;;[.C32];[.D32])" office:value-type="float" office:value="57" calcext:value-type="float">
            <text:p>57</text:p>
          </table:table-cell>
          <table:table-cell office:value-type="string" calcext:value-type="string">
            <text:p>ec_creditcard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ec_product_links_map</text:p>
          </table:table-cell>
          <table:table-cell table:formula="of:=FIND(&quot;:&quot;;[.C33])" office:value-type="float" office:value="47" calcext:value-type="float">
            <text:p>47</text:p>
          </table:table-cell>
          <table:table-cell table:formula="of:=LEFT([.C33];[.D33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ec_product_links_map</text:p>
          </table:table-cell>
          <table:table-cell table:formula="of:=FIND(&quot;_&quot;;[.C33];[.D33])" office:value-type="float" office:value="52" calcext:value-type="float">
            <text:p>52</text:p>
          </table:table-cell>
          <table:table-cell office:value-type="string" calcext:value-type="string">
            <text:p>ec_product_links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ec_product_purchase_comb</text:p>
          </table:table-cell>
          <table:table-cell table:formula="of:=FIND(&quot;:&quot;;[.C34])" office:value-type="float" office:value="47" calcext:value-type="float">
            <text:p>47</text:p>
          </table:table-cell>
          <table:table-cell table:formula="of:=LEFT([.C34];[.D34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ec_product_purchase_comb</text:p>
          </table:table-cell>
          <table:table-cell table:formula="of:=FIND(&quot;_&quot;;[.C34];[.D34])" office:value-type="float" office:value="52" calcext:value-type="float">
            <text:p>52</text:p>
          </table:table-cell>
          <table:table-cell office:value-type="string" calcext:value-type="string">
            <text:p>ec_product_purchase_comb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ec_sale_prices</text:p>
          </table:table-cell>
          <table:table-cell table:formula="of:=FIND(&quot;:&quot;;[.C35])" office:value-type="float" office:value="47" calcext:value-type="float">
            <text:p>47</text:p>
          </table:table-cell>
          <table:table-cell table:formula="of:=LEFT([.C35];[.D35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ec_sale_prices</text:p>
          </table:table-cell>
          <table:table-cell table:formula="of:=FIND(&quot;_&quot;;[.C35];[.D35])" office:value-type="float" office:value="52" calcext:value-type="float">
            <text:p>52</text:p>
          </table:table-cell>
          <table:table-cell office:value-type="string" calcext:value-type="string">
            <text:p>ec_sale_pric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line-catalog/online-catalog-create.sql:ecca_ec_templates</text:p>
          </table:table-cell>
          <table:table-cell table:formula="of:=FIND(&quot;:&quot;;[.C36])" office:value-type="float" office:value="41" calcext:value-type="float">
            <text:p>41</text:p>
          </table:table-cell>
          <table:table-cell table:formula="of:=LEFT([.C36];[.D36]-1)" office:value-type="string" office:string-value="online-catalog/online-catalog-create.sql" calcext:value-type="string">
            <text:p>online-catalog/online-catalog-create.sql</text:p>
          </table:table-cell>
          <table:table-cell office:value-type="string" calcext:value-type="string">
            <text:p>ecca_ec_templates</text:p>
          </table:table-cell>
          <table:table-cell table:formula="of:=FIND(&quot;_&quot;;[.C36];[.D36])" office:value-type="float" office:value="46" calcext:value-type="float">
            <text:p>46</text:p>
          </table:table-cell>
          <table:table-cell office:value-type="string" calcext:value-type="string">
            <text:p>ec_templat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line-catalog/online-catalog-create.sql:ecca_ec_templates_audit</text:p>
          </table:table-cell>
          <table:table-cell table:formula="of:=FIND(&quot;:&quot;;[.C37])" office:value-type="float" office:value="41" calcext:value-type="float">
            <text:p>41</text:p>
          </table:table-cell>
          <table:table-cell table:formula="of:=LEFT([.C37];[.D37]-1)" office:value-type="string" office:string-value="online-catalog/online-catalog-create.sql" calcext:value-type="string">
            <text:p>online-catalog/online-catalog-create.sql</text:p>
          </table:table-cell>
          <table:table-cell office:value-type="string" calcext:value-type="string">
            <text:p>ecca_ec_templates_audit</text:p>
          </table:table-cell>
          <table:table-cell table:formula="of:=FIND(&quot;_&quot;;[.C37];[.D37])" office:value-type="float" office:value="46" calcext:value-type="float">
            <text:p>46</text:p>
          </table:table-cell>
          <table:table-cell office:value-type="string" calcext:value-type="string">
            <text:p>ec_templates_audit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employee</text:p>
          </table:table-cell>
          <table:table-cell table:formula="of:=FIND(&quot;:&quot;;[.K38])" office:value-type="float" office:value="28" calcext:value-type="float">
            <text:p>28</text:p>
          </table:table-cell>
          <table:table-cell table:formula="of:=LEFT([.K38];[.L38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employe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exchangerate</text:p>
          </table:table-cell>
          <table:table-cell table:formula="of:=FIND(&quot;:&quot;;[.C39])" office:value-type="float" office:value="43" calcext:value-type="float">
            <text:p>43</text:p>
          </table:table-cell>
          <table:table-cell table:formula="of:=LEFT([.C39];[.D39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exchangerate</text:p>
          </table:table-cell>
          <table:table-cell table:formula="of:=FIND(&quot;_&quot;;[.C39];[.D39])" office:value-type="float" office:value="47" calcext:value-type="float">
            <text:p>47</text:p>
          </table:table-cell>
          <table:table-cell office:value-type="string" calcext:value-type="string">
            <text:p>exchangerat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exchangerate</text:p>
          </table:table-cell>
          <table:table-cell table:formula="of:=FIND(&quot;:&quot;;[.K39])" office:value-type="float" office:value="28" calcext:value-type="float">
            <text:p>28</text:p>
          </table:table-cell>
          <table:table-cell table:formula="of:=LEFT([.K39];[.L39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exchangerate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fifo</text:p>
          </table:table-cell>
          <table:table-cell table:formula="of:=FIND(&quot;:&quot;;[.K40])" office:value-type="float" office:value="35" calcext:value-type="float">
            <text:p>35</text:p>
          </table:table-cell>
          <table:table-cell table:formula="of:=LEFT([.K40];[.L40]-1)" office:value-type="string" office:string-value="ledger123/sql/Pg-custom_tables.sql" calcext:value-type="string">
            <text:p>ledger123/sql/Pg-custom_tables.sql</text:p>
          </table:table-cell>
          <table:table-cell office:value-type="string" calcext:value-type="string">
            <text:p>fifo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gifi</text:p>
          </table:table-cell>
          <table:table-cell table:formula="of:=FIND(&quot;:&quot;;[.K41])" office:value-type="float" office:value="28" calcext:value-type="float">
            <text:p>28</text:p>
          </table:table-cell>
          <table:table-cell table:formula="of:=LEFT([.K41];[.L41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gif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file</text:p>
          </table:table-cell>
          <table:table-cell table:formula="of:=FIND(&quot;:&quot;;[.C42])" office:value-type="float" office:value="45" calcext:value-type="float">
            <text:p>45</text:p>
          </table:table-cell>
          <table:table-cell table:formula="of:=LEFT([.C42];[.D42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file</text:p>
          </table:table-cell>
          <table:table-cell table:formula="of:=FIND(&quot;_&quot;;[.C42];[.D42])" office:value-type="float" office:value="49" calcext:value-type="float">
            <text:p>49</text:p>
          </table:table-cell>
          <table:table-cell office:value-type="string" calcext:value-type="string">
            <text:p>file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gl</text:p>
          </table:table-cell>
          <table:table-cell table:formula="of:=FIND(&quot;:&quot;;[.C43])" office:value-type="float" office:value="43" calcext:value-type="float">
            <text:p>43</text:p>
          </table:table-cell>
          <table:table-cell table:formula="of:=LEFT([.C43];[.D43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gl</text:p>
          </table:table-cell>
          <table:table-cell table:formula="of:=FIND(&quot;_&quot;;[.C43];[.D43])" office:value-type="float" office:value="47" calcext:value-type="float">
            <text:p>47</text:p>
          </table:table-cell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gl</text:p>
          </table:table-cell>
          <table:table-cell table:formula="of:=FIND(&quot;:&quot;;[.K43])" office:value-type="float" office:value="28" calcext:value-type="float">
            <text:p>28</text:p>
          </table:table-cell>
          <table:table-cell table:formula="of:=LEFT([.K43];[.L43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initial_conditions</text:p>
          </table:table-cell>
          <table:table-cell table:formula="of:=FIND(&quot;:&quot;;[.C44])" office:value-type="float" office:value="45" calcext:value-type="float">
            <text:p>45</text:p>
          </table:table-cell>
          <table:table-cell table:formula="of:=LEFT([.C44];[.D44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initial_conditions</text:p>
          </table:table-cell>
          <table:table-cell table:formula="of:=FIND(&quot;_&quot;;[.C44];[.D44])" office:value-type="float" office:value="49" calcext:value-type="float">
            <text:p>49</text:p>
          </table:table-cell>
          <table:table-cell office:value-type="string" calcext:value-type="string">
            <text:p>initial_condition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inventory</text:p>
          </table:table-cell>
          <table:table-cell table:formula="of:=FIND(&quot;:&quot;;[.C45])" office:value-type="float" office:value="47" calcext:value-type="float">
            <text:p>47</text:p>
          </table:table-cell>
          <table:table-cell table:formula="of:=LEFT([.C45];[.D45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inventory</text:p>
          </table:table-cell>
          <table:table-cell table:formula="of:=FIND(&quot;_&quot;;[.C45];[.D45])" office:value-type="float" office:value="52" calcext:value-type="float">
            <text:p>52</text:p>
          </table:table-cell>
          <table:table-cell office:value-type="string" calcext:value-type="string">
            <text:p>inventory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inventory</text:p>
          </table:table-cell>
          <table:table-cell table:formula="of:=FIND(&quot;:&quot;;[.K45])" office:value-type="float" office:value="28" calcext:value-type="float">
            <text:p>28</text:p>
          </table:table-cell>
          <table:table-cell table:formula="of:=LEFT([.K45];[.L45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inven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receivables/accounts-receivables-create.sql:qar_invoice</text:p>
          </table:table-cell>
          <table:table-cell table:formula="of:=FIND(&quot;:&quot;;[.C46])" office:value-type="float" office:value="53" calcext:value-type="float">
            <text:p>53</text:p>
          </table:table-cell>
          <table:table-cell table:formula="of:=LEFT([.C46];[.D46]-1)" office:value-type="string" office:string-value="accounts-receivables/accounts-receivables-create.sql" calcext:value-type="string">
            <text:p>accounts-receivables/accounts-receivables-create.sql</text:p>
          </table:table-cell>
          <table:table-cell office:value-type="string" calcext:value-type="string">
            <text:p>qar_invoice</text:p>
          </table:table-cell>
          <table:table-cell table:formula="of:=FIND(&quot;_&quot;;[.C46];[.D46])" office:value-type="float" office:value="57" calcext:value-type="float">
            <text:p>57</text:p>
          </table:table-cell>
          <table:table-cell office:value-type="string" calcext:value-type="string">
            <text:p>invoic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invoice</text:p>
          </table:table-cell>
          <table:table-cell table:formula="of:=FIND(&quot;:&quot;;[.K46])" office:value-type="float" office:value="28" calcext:value-type="float">
            <text:p>28</text:p>
          </table:table-cell>
          <table:table-cell table:formula="of:=LEFT([.K46];[.L46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invoice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invoicetax</text:p>
          </table:table-cell>
          <table:table-cell table:formula="of:=FIND(&quot;:&quot;;[.K47])" office:value-type="float" office:value="35" calcext:value-type="float">
            <text:p>35</text:p>
          </table:table-cell>
          <table:table-cell table:formula="of:=LEFT([.K47];[.L47]-1)" office:value-type="string" office:string-value="ledger123/sql/Pg-custom_tables.sql" calcext:value-type="string">
            <text:p>ledger123/sql/Pg-custom_tables.sql</text:p>
          </table:table-cell>
          <table:table-cell office:value-type="string" calcext:value-type="string">
            <text:p>invoicet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brik/fabrik-create.sql:qfab_jcitems</text:p>
          </table:table-cell>
          <table:table-cell table:formula="of:=FIND(&quot;:&quot;;[.C48])" office:value-type="float" office:value="25" calcext:value-type="float">
            <text:p>25</text:p>
          </table:table-cell>
          <table:table-cell table:formula="of:=LEFT([.C48];[.D48]-1)" office:value-type="string" office:string-value="fabrik/fabrik-create.sql" calcext:value-type="string">
            <text:p>fabrik/fabrik-create.sql</text:p>
          </table:table-cell>
          <table:table-cell office:value-type="string" calcext:value-type="string">
            <text:p>qfab_jcitems</text:p>
          </table:table-cell>
          <table:table-cell table:formula="of:=FIND(&quot;_&quot;;[.C48];[.D48])" office:value-type="float" office:value="30" calcext:value-type="float">
            <text:p>30</text:p>
          </table:table-cell>
          <table:table-cell office:value-type="string" calcext:value-type="string">
            <text:p>jcitem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jcitems</text:p>
          </table:table-cell>
          <table:table-cell table:formula="of:=FIND(&quot;:&quot;;[.K48])" office:value-type="float" office:value="28" calcext:value-type="float">
            <text:p>28</text:p>
          </table:table-cell>
          <table:table-cell table:formula="of:=LEFT([.K48];[.L48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jcite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language</text:p>
          </table:table-cell>
          <table:table-cell table:formula="of:=FIND(&quot;:&quot;;[.C49])" office:value-type="float" office:value="43" calcext:value-type="float">
            <text:p>43</text:p>
          </table:table-cell>
          <table:table-cell table:formula="of:=LEFT([.C49];[.D49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language</text:p>
          </table:table-cell>
          <table:table-cell table:formula="of:=FIND(&quot;_&quot;;[.C49];[.D49])" office:value-type="float" office:value="47" calcext:value-type="float">
            <text:p>47</text:p>
          </table:table-cell>
          <table:table-cell office:value-type="string" calcext:value-type="string">
            <text:p>languag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language</text:p>
          </table:table-cell>
          <table:table-cell table:formula="of:=FIND(&quot;:&quot;;[.K49])" office:value-type="float" office:value="28" calcext:value-type="float">
            <text:p>28</text:p>
          </table:table-cell>
          <table:table-cell table:formula="of:=LEFT([.K49];[.L49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log</text:p>
          </table:table-cell>
          <table:table-cell table:formula="of:=FIND(&quot;:&quot;;[.C50])" office:value-type="float" office:value="45" calcext:value-type="float">
            <text:p>45</text:p>
          </table:table-cell>
          <table:table-cell table:formula="of:=LEFT([.C50];[.D50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log</text:p>
          </table:table-cell>
          <table:table-cell table:formula="of:=FIND(&quot;_&quot;;[.C50];[.D50])" office:value-type="float" office:value="49" calcext:value-type="float">
            <text:p>49</text:p>
          </table:table-cell>
          <table:table-cell office:value-type="string" calcext:value-type="string">
            <text:p>log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log_points</text:p>
          </table:table-cell>
          <table:table-cell table:formula="of:=FIND(&quot;:&quot;;[.C51])" office:value-type="float" office:value="45" calcext:value-type="float">
            <text:p>45</text:p>
          </table:table-cell>
          <table:table-cell table:formula="of:=LEFT([.C51];[.D51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log_points</text:p>
          </table:table-cell>
          <table:table-cell table:formula="of:=FIND(&quot;_&quot;;[.C51];[.D51])" office:value-type="float" office:value="49" calcext:value-type="float">
            <text:p>49</text:p>
          </table:table-cell>
          <table:table-cell office:value-type="string" calcext:value-type="string">
            <text:p>log_poi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model</text:p>
          </table:table-cell>
          <table:table-cell table:formula="of:=FIND(&quot;:&quot;;[.C52])" office:value-type="float" office:value="45" calcext:value-type="float">
            <text:p>45</text:p>
          </table:table-cell>
          <table:table-cell table:formula="of:=LEFT([.C52];[.D52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model</text:p>
          </table:table-cell>
          <table:table-cell table:formula="of:=FIND(&quot;_&quot;;[.C52];[.D52])" office:value-type="float" office:value="49" calcext:value-type="float">
            <text:p>49</text:p>
          </table:table-cell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makemodel</text:p>
          </table:table-cell>
          <table:table-cell table:formula="of:=FIND(&quot;:&quot;;[.K52])" office:value-type="float" office:value="28" calcext:value-type="float">
            <text:p>28</text:p>
          </table:table-cell>
          <table:table-cell table:formula="of:=LEFT([.K52];[.L52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makemod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receivables/accounts-receivables-create.sql:qar_oe</text:p>
          </table:table-cell>
          <table:table-cell table:formula="of:=FIND(&quot;:&quot;;[.C53])" office:value-type="float" office:value="53" calcext:value-type="float">
            <text:p>53</text:p>
          </table:table-cell>
          <table:table-cell table:formula="of:=LEFT([.C53];[.D53]-1)" office:value-type="string" office:string-value="accounts-receivables/accounts-receivables-create.sql" calcext:value-type="string">
            <text:p>accounts-receivables/accounts-receivables-create.sql</text:p>
          </table:table-cell>
          <table:table-cell office:value-type="string" calcext:value-type="string">
            <text:p>qar_oe</text:p>
          </table:table-cell>
          <table:table-cell table:formula="of:=FIND(&quot;_&quot;;[.C53];[.D53])" office:value-type="float" office:value="57" calcext:value-type="float">
            <text:p>57</text:p>
          </table:table-cell>
          <table:table-cell office:value-type="string" calcext:value-type="string">
            <text:p>o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oe</text:p>
          </table:table-cell>
          <table:table-cell table:formula="of:=FIND(&quot;:&quot;;[.K53])" office:value-type="float" office:value="28" calcext:value-type="float">
            <text:p>28</text:p>
          </table:table-cell>
          <table:table-cell table:formula="of:=LEFT([.K53];[.L53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o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receivables/accounts-receivables-create.sql:qar_orderitems</text:p>
          </table:table-cell>
          <table:table-cell table:formula="of:=FIND(&quot;:&quot;;[.C54])" office:value-type="float" office:value="53" calcext:value-type="float">
            <text:p>53</text:p>
          </table:table-cell>
          <table:table-cell table:formula="of:=LEFT([.C54];[.D54]-1)" office:value-type="string" office:string-value="accounts-receivables/accounts-receivables-create.sql" calcext:value-type="string">
            <text:p>accounts-receivables/accounts-receivables-create.sql</text:p>
          </table:table-cell>
          <table:table-cell office:value-type="string" calcext:value-type="string">
            <text:p>qar_orderitems</text:p>
          </table:table-cell>
          <table:table-cell table:formula="of:=FIND(&quot;_&quot;;[.C54];[.D54])" office:value-type="float" office:value="57" calcext:value-type="float">
            <text:p>57</text:p>
          </table:table-cell>
          <table:table-cell office:value-type="string" calcext:value-type="string">
            <text:p>orderitem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orderitems</text:p>
          </table:table-cell>
          <table:table-cell table:formula="of:=FIND(&quot;:&quot;;[.K54])" office:value-type="float" office:value="28" calcext:value-type="float">
            <text:p>28</text:p>
          </table:table-cell>
          <table:table-cell table:formula="of:=LEFT([.K54];[.L54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orderite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contacts/accounts-contacts-create.sql:qal_other_address_map</text:p>
          </table:table-cell>
          <table:table-cell table:formula="of:=FIND(&quot;:&quot;;[.C55])" office:value-type="float" office:value="47" calcext:value-type="float">
            <text:p>47</text:p>
          </table:table-cell>
          <table:table-cell table:formula="of:=LEFT([.C55];[.D55]-1)" office:value-type="string" office:string-value="accounts-contacts/accounts-contacts-create.sql" calcext:value-type="string">
            <text:p>accounts-contacts/accounts-contacts-create.sql</text:p>
          </table:table-cell>
          <table:table-cell office:value-type="string" calcext:value-type="string">
            <text:p>qal_other_address_map</text:p>
          </table:table-cell>
          <table:table-cell table:formula="of:=FIND(&quot;_&quot;;[.C55];[.D55])" office:value-type="float" office:value="51" calcext:value-type="float">
            <text:p>51</text:p>
          </table:table-cell>
          <table:table-cell office:value-type="string" calcext:value-type="string">
            <text:p>other_address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part_attributes_map</text:p>
          </table:table-cell>
          <table:table-cell table:formula="of:=FIND(&quot;:&quot;;[.C56])" office:value-type="float" office:value="47" calcext:value-type="float">
            <text:p>47</text:p>
          </table:table-cell>
          <table:table-cell table:formula="of:=LEFT([.C56];[.D56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part_attributes_map</text:p>
          </table:table-cell>
          <table:table-cell table:formula="of:=FIND(&quot;_&quot;;[.C56];[.D56])" office:value-type="float" office:value="52" calcext:value-type="float">
            <text:p>52</text:p>
          </table:table-cell>
          <table:table-cell office:value-type="string" calcext:value-type="string">
            <text:p>part_attributes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parts</text:p>
          </table:table-cell>
          <table:table-cell table:formula="of:=FIND(&quot;:&quot;;[.C57])" office:value-type="float" office:value="47" calcext:value-type="float">
            <text:p>47</text:p>
          </table:table-cell>
          <table:table-cell table:formula="of:=LEFT([.C57];[.D57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parts</text:p>
          </table:table-cell>
          <table:table-cell table:formula="of:=FIND(&quot;_&quot;;[.C57];[.D57])" office:value-type="float" office:value="52" calcext:value-type="float">
            <text:p>52</text:p>
          </table:table-cell>
          <table:table-cell office:value-type="string" calcext:value-type="string">
            <text:p>part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&lt;-- is more for inventory stock parts</text:p>
          </table:table-cell>
          <table:table-cell table:number-columns-repeated="3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brik/fabrik-create.sql:qfab_parts</text:p>
          </table:table-cell>
          <table:table-cell table:formula="of:=FIND(&quot;:&quot;;[.C58])" office:value-type="float" office:value="25" calcext:value-type="float">
            <text:p>25</text:p>
          </table:table-cell>
          <table:table-cell table:formula="of:=LEFT([.C58];[.D58]-1)" office:value-type="string" office:string-value="fabrik/fabrik-create.sql" calcext:value-type="string">
            <text:p>fabrik/fabrik-create.sql</text:p>
          </table:table-cell>
          <table:table-cell office:value-type="string" calcext:value-type="string">
            <text:p>qfab_parts</text:p>
          </table:table-cell>
          <table:table-cell table:formula="of:=FIND(&quot;_&quot;;[.C58];[.D58])" office:value-type="float" office:value="30" calcext:value-type="float">
            <text:p>30</text:p>
          </table:table-cell>
          <table:table-cell office:value-type="string" calcext:value-type="string">
            <text:p>part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</text:p>
          </table:table-cell>
          <table:table-cell table:formula="of:=FIND(&quot;:&quot;;[.K58])" office:value-type="float" office:value="28" calcext:value-type="float">
            <text:p>28</text:p>
          </table:table-cell>
          <table:table-cell table:formula="of:=LEFT([.K58];[.L58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parts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partsattr</text:p>
          </table:table-cell>
          <table:table-cell table:formula="of:=FIND(&quot;:&quot;;[.K59])" office:value-type="float" office:value="35" calcext:value-type="float">
            <text:p>35</text:p>
          </table:table-cell>
          <table:table-cell table:formula="of:=LEFT([.K59];[.L59]-1)" office:value-type="string" office:string-value="ledger123/sql/Pg-custom_tables.sql" calcext:value-type="string">
            <text:p>ledger123/sql/Pg-custom_tables.sql</text:p>
          </table:table-cell>
          <table:table-cell office:value-type="string" calcext:value-type="string">
            <text:p>partsatt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partscustomer</text:p>
          </table:table-cell>
          <table:table-cell table:formula="of:=FIND(&quot;:&quot;;[.C60])" office:value-type="float" office:value="47" calcext:value-type="float">
            <text:p>47</text:p>
          </table:table-cell>
          <table:table-cell table:formula="of:=LEFT([.C60];[.D60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partscustomer</text:p>
          </table:table-cell>
          <table:table-cell table:formula="of:=FIND(&quot;_&quot;;[.C60];[.D60])" office:value-type="float" office:value="52" calcext:value-type="float">
            <text:p>52</text:p>
          </table:table-cell>
          <table:table-cell office:value-type="string" calcext:value-type="string">
            <text:p>partscustome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customer</text:p>
          </table:table-cell>
          <table:table-cell table:formula="of:=FIND(&quot;:&quot;;[.K60])" office:value-type="float" office:value="28" calcext:value-type="float">
            <text:p>28</text:p>
          </table:table-cell>
          <table:table-cell table:formula="of:=LEFT([.K60];[.L60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partscusto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partsgroup</text:p>
          </table:table-cell>
          <table:table-cell table:formula="of:=FIND(&quot;:&quot;;[.C61])" office:value-type="float" office:value="47" calcext:value-type="float">
            <text:p>47</text:p>
          </table:table-cell>
          <table:table-cell table:formula="of:=LEFT([.C61];[.D61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partsgroup</text:p>
          </table:table-cell>
          <table:table-cell table:formula="of:=FIND(&quot;_&quot;;[.C61];[.D61])" office:value-type="float" office:value="52" calcext:value-type="float">
            <text:p>52</text:p>
          </table:table-cell>
          <table:table-cell office:value-type="string" calcext:value-type="string">
            <text:p>partsgroup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group</text:p>
          </table:table-cell>
          <table:table-cell table:formula="of:=FIND(&quot;:&quot;;[.K61])" office:value-type="float" office:value="28" calcext:value-type="float">
            <text:p>28</text:p>
          </table:table-cell>
          <table:table-cell table:formula="of:=LEFT([.K61];[.L61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partsgrou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partstax</text:p>
          </table:table-cell>
          <table:table-cell table:formula="of:=FIND(&quot;:&quot;;[.C62])" office:value-type="float" office:value="47" calcext:value-type="float">
            <text:p>47</text:p>
          </table:table-cell>
          <table:table-cell table:formula="of:=LEFT([.C62];[.D62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partstax</text:p>
          </table:table-cell>
          <table:table-cell table:formula="of:=FIND(&quot;_&quot;;[.C62];[.D62])" office:value-type="float" office:value="52" calcext:value-type="float">
            <text:p>52</text:p>
          </table:table-cell>
          <table:table-cell office:value-type="string" calcext:value-type="string">
            <text:p>partstax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tax</text:p>
          </table:table-cell>
          <table:table-cell table:formula="of:=FIND(&quot;:&quot;;[.K62])" office:value-type="float" office:value="28" calcext:value-type="float">
            <text:p>28</text:p>
          </table:table-cell>
          <table:table-cell table:formula="of:=LEFT([.K62];[.L62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partstax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abrik/fabrik-create.sql:qfab_partsvendor</text:p>
          </table:table-cell>
          <table:table-cell table:formula="of:=FIND(&quot;:&quot;;[.C63])" office:value-type="float" office:value="25" calcext:value-type="float">
            <text:p>25</text:p>
          </table:table-cell>
          <table:table-cell table:formula="of:=LEFT([.C63];[.D63]-1)" office:value-type="string" office:string-value="fabrik/fabrik-create.sql" calcext:value-type="string">
            <text:p>fabrik/fabrik-create.sql</text:p>
          </table:table-cell>
          <table:table-cell office:value-type="string" calcext:value-type="string">
            <text:p>qfab_partsvendor</text:p>
          </table:table-cell>
          <table:table-cell table:formula="of:=FIND(&quot;_&quot;;[.C63];[.D63])" office:value-type="float" office:value="30" calcext:value-type="float">
            <text:p>30</text:p>
          </table:table-cell>
          <table:table-cell office:value-type="string" calcext:value-type="string">
            <text:p>partsvendo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vendor</text:p>
          </table:table-cell>
          <table:table-cell table:formula="of:=FIND(&quot;:&quot;;[.K63])" office:value-type="float" office:value="28" calcext:value-type="float">
            <text:p>28</text:p>
          </table:table-cell>
          <table:table-cell table:formula="of:=LEFT([.K63];[.L63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partsvend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post_calc_log</text:p>
          </table:table-cell>
          <table:table-cell table:formula="of:=FIND(&quot;:&quot;;[.C64])" office:value-type="float" office:value="45" calcext:value-type="float">
            <text:p>45</text:p>
          </table:table-cell>
          <table:table-cell table:formula="of:=LEFT([.C64];[.D64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post_calc_log</text:p>
          </table:table-cell>
          <table:table-cell table:formula="of:=FIND(&quot;_&quot;;[.C64];[.D64])" office:value-type="float" office:value="49" calcext:value-type="float">
            <text:p>49</text:p>
          </table:table-cell>
          <table:table-cell office:value-type="string" calcext:value-type="string">
            <text:p>post_calc_log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post_calcs</text:p>
          </table:table-cell>
          <table:table-cell table:formula="of:=FIND(&quot;:&quot;;[.C65])" office:value-type="float" office:value="45" calcext:value-type="float">
            <text:p>45</text:p>
          </table:table-cell>
          <table:table-cell table:formula="of:=LEFT([.C65];[.D65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post_calcs</text:p>
          </table:table-cell>
          <table:table-cell table:formula="of:=FIND(&quot;_&quot;;[.C65];[.D65])" office:value-type="float" office:value="49" calcext:value-type="float">
            <text:p>49</text:p>
          </table:table-cell>
          <table:table-cell office:value-type="string" calcext:value-type="string">
            <text:p>post_calc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pricegroup</text:p>
          </table:table-cell>
          <table:table-cell table:formula="of:=FIND(&quot;:&quot;;[.C66])" office:value-type="float" office:value="47" calcext:value-type="float">
            <text:p>47</text:p>
          </table:table-cell>
          <table:table-cell table:formula="of:=LEFT([.C66];[.D66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pricegroup</text:p>
          </table:table-cell>
          <table:table-cell table:formula="of:=FIND(&quot;_&quot;;[.C66];[.D66])" office:value-type="float" office:value="52" calcext:value-type="float">
            <text:p>52</text:p>
          </table:table-cell>
          <table:table-cell office:value-type="string" calcext:value-type="string">
            <text:p>pricegrou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process_log</text:p>
          </table:table-cell>
          <table:table-cell table:formula="of:=FIND(&quot;:&quot;;[.C67])" office:value-type="float" office:value="45" calcext:value-type="float">
            <text:p>45</text:p>
          </table:table-cell>
          <table:table-cell table:formula="of:=LEFT([.C67];[.D67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process_log</text:p>
          </table:table-cell>
          <table:table-cell table:formula="of:=FIND(&quot;_&quot;;[.C67];[.D67])" office:value-type="float" office:value="49" calcext:value-type="float">
            <text:p>49</text:p>
          </table:table-cell>
          <table:table-cell office:value-type="string" calcext:value-type="string">
            <text:p>process_log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process_log_viewed</text:p>
          </table:table-cell>
          <table:table-cell table:formula="of:=FIND(&quot;:&quot;;[.C68])" office:value-type="float" office:value="45" calcext:value-type="float">
            <text:p>45</text:p>
          </table:table-cell>
          <table:table-cell table:formula="of:=LEFT([.C68];[.D68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process_log_viewed</text:p>
          </table:table-cell>
          <table:table-cell table:formula="of:=FIND(&quot;_&quot;;[.C68];[.D68])" office:value-type="float" office:value="49" calcext:value-type="float">
            <text:p>49</text:p>
          </table:table-cell>
          <table:table-cell office:value-type="string" calcext:value-type="string">
            <text:p>process_log_viewed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product_series_map</text:p>
          </table:table-cell>
          <table:table-cell table:formula="of:=FIND(&quot;:&quot;;[.C69])" office:value-type="float" office:value="47" calcext:value-type="float">
            <text:p>47</text:p>
          </table:table-cell>
          <table:table-cell table:formula="of:=LEFT([.C69];[.D69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product_series_map</text:p>
          </table:table-cell>
          <table:table-cell table:formula="of:=FIND(&quot;_&quot;;[.C69];[.D69])" office:value-type="float" office:value="52" calcext:value-type="float">
            <text:p>52</text:p>
          </table:table-cell>
          <table:table-cell office:value-type="string" calcext:value-type="string">
            <text:p>product_series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payment</text:p>
          </table:table-cell>
          <table:table-cell table:formula="of:=FIND(&quot;:&quot;;[.K70])" office:value-type="float" office:value="28" calcext:value-type="float">
            <text:p>28</text:p>
          </table:table-cell>
          <table:table-cell table:formula="of:=LEFT([.K70];[.L70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paymentmethod</text:p>
          </table:table-cell>
          <table:table-cell table:formula="of:=FIND(&quot;:&quot;;[.K71])" office:value-type="float" office:value="28" calcext:value-type="float">
            <text:p>28</text:p>
          </table:table-cell>
          <table:table-cell table:formula="of:=LEFT([.K71];[.L71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paymentmethod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pricegroup</text:p>
          </table:table-cell>
          <table:table-cell table:formula="of:=FIND(&quot;:&quot;;[.K72])" office:value-type="float" office:value="28" calcext:value-type="float">
            <text:p>28</text:p>
          </table:table-cell>
          <table:table-cell table:formula="of:=LEFT([.K72];[.L72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pricegrou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projects-manager-create.sql:qal_project</text:p>
          </table:table-cell>
          <table:table-cell table:formula="of:=FIND(&quot;:&quot;;[.C73])" office:value-type="float" office:value="44" calcext:value-type="float">
            <text:p>44</text:p>
          </table:table-cell>
          <table:table-cell table:formula="of:=LEFT([.C73];[.D73]-1)" office:value-type="string" office:string-value="accounts-ledger/projects-manager-create.sql" calcext:value-type="string">
            <text:p>accounts-ledger/projects-manager-create.sql</text:p>
          </table:table-cell>
          <table:table-cell office:value-type="string" calcext:value-type="string">
            <text:p>qal_project</text:p>
          </table:table-cell>
          <table:table-cell table:formula="of:=FIND(&quot;_&quot;;[.C73];[.D73])" office:value-type="float" office:value="48" calcext:value-type="float">
            <text:p>48</text:p>
          </table:table-cell>
          <table:table-cell office:value-type="string" calcext:value-type="string">
            <text:p>projec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roject</text:p>
          </table:table-cell>
          <table:table-cell table:formula="of:=FIND(&quot;:&quot;;[.K73])" office:value-type="float" office:value="28" calcext:value-type="float">
            <text:p>28</text:p>
          </table:table-cell>
          <table:table-cell table:formula="of:=LEFT([.K73];[.L73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receivables/accounts-receivables-create.sql:qar_recurring</text:p>
          </table:table-cell>
          <table:table-cell table:formula="of:=FIND(&quot;:&quot;;[.C74])" office:value-type="float" office:value="53" calcext:value-type="float">
            <text:p>53</text:p>
          </table:table-cell>
          <table:table-cell table:formula="of:=LEFT([.C74];[.D74]-1)" office:value-type="string" office:string-value="accounts-receivables/accounts-receivables-create.sql" calcext:value-type="string">
            <text:p>accounts-receivables/accounts-receivables-create.sql</text:p>
          </table:table-cell>
          <table:table-cell office:value-type="string" calcext:value-type="string">
            <text:p>qar_recurring</text:p>
          </table:table-cell>
          <table:table-cell table:formula="of:=FIND(&quot;_&quot;;[.C74];[.D74])" office:value-type="float" office:value="57" calcext:value-type="float">
            <text:p>57</text:p>
          </table:table-cell>
          <table:table-cell office:value-type="string" calcext:value-type="string">
            <text:p>recurring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recurring</text:p>
          </table:table-cell>
          <table:table-cell table:formula="of:=FIND(&quot;:&quot;;[.K74])" office:value-type="float" office:value="28" calcext:value-type="float">
            <text:p>28</text:p>
          </table:table-cell>
          <table:table-cell table:formula="of:=LEFT([.K74];[.L74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recurr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receivables/accounts-receivables-create.sql:qar_recurringemail</text:p>
          </table:table-cell>
          <table:table-cell table:formula="of:=FIND(&quot;:&quot;;[.C75])" office:value-type="float" office:value="53" calcext:value-type="float">
            <text:p>53</text:p>
          </table:table-cell>
          <table:table-cell table:formula="of:=LEFT([.C75];[.D75]-1)" office:value-type="string" office:string-value="accounts-receivables/accounts-receivables-create.sql" calcext:value-type="string">
            <text:p>accounts-receivables/accounts-receivables-create.sql</text:p>
          </table:table-cell>
          <table:table-cell office:value-type="string" calcext:value-type="string">
            <text:p>qar_recurringemail</text:p>
          </table:table-cell>
          <table:table-cell table:formula="of:=FIND(&quot;_&quot;;[.C75];[.D75])" office:value-type="float" office:value="57" calcext:value-type="float">
            <text:p>57</text:p>
          </table:table-cell>
          <table:table-cell office:value-type="string" calcext:value-type="string">
            <text:p>recurringemail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recurringemail</text:p>
          </table:table-cell>
          <table:table-cell table:formula="of:=FIND(&quot;:&quot;;[.K75])" office:value-type="float" office:value="28" calcext:value-type="float">
            <text:p>28</text:p>
          </table:table-cell>
          <table:table-cell table:formula="of:=LEFT([.K75];[.L75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recurringe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receivables/accounts-receivables-create.sql:qar_recurringprint</text:p>
          </table:table-cell>
          <table:table-cell table:formula="of:=FIND(&quot;:&quot;;[.C76])" office:value-type="float" office:value="53" calcext:value-type="float">
            <text:p>53</text:p>
          </table:table-cell>
          <table:table-cell table:formula="of:=LEFT([.C76];[.D76]-1)" office:value-type="string" office:string-value="accounts-receivables/accounts-receivables-create.sql" calcext:value-type="string">
            <text:p>accounts-receivables/accounts-receivables-create.sql</text:p>
          </table:table-cell>
          <table:table-cell office:value-type="string" calcext:value-type="string">
            <text:p>qar_recurringprint</text:p>
          </table:table-cell>
          <table:table-cell table:formula="of:=FIND(&quot;_&quot;;[.C76];[.D76])" office:value-type="float" office:value="57" calcext:value-type="float">
            <text:p>57</text:p>
          </table:table-cell>
          <table:table-cell office:value-type="string" calcext:value-type="string">
            <text:p>recurringprin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recurringprint</text:p>
          </table:table-cell>
          <table:table-cell table:formula="of:=FIND(&quot;:&quot;;[.K76])" office:value-type="float" office:value="28" calcext:value-type="float">
            <text:p>28</text:p>
          </table:table-cell>
          <table:table-cell table:formula="of:=LEFT([.K76];[.L76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recurringpri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sched_proc_args</text:p>
          </table:table-cell>
          <table:table-cell table:formula="of:=FIND(&quot;:&quot;;[.C77])" office:value-type="float" office:value="45" calcext:value-type="float">
            <text:p>45</text:p>
          </table:table-cell>
          <table:table-cell table:formula="of:=LEFT([.C77];[.D77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sched_proc_args</text:p>
          </table:table-cell>
          <table:table-cell table:formula="of:=FIND(&quot;_&quot;;[.C77];[.D77])" office:value-type="float" office:value="49" calcext:value-type="float">
            <text:p>49</text:p>
          </table:table-cell>
          <table:table-cell office:value-type="string" calcext:value-type="string">
            <text:p>sched_proc_arg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sched_proc_stack</text:p>
          </table:table-cell>
          <table:table-cell table:formula="of:=FIND(&quot;:&quot;;[.C78])" office:value-type="float" office:value="45" calcext:value-type="float">
            <text:p>45</text:p>
          </table:table-cell>
          <table:table-cell table:formula="of:=LEFT([.C78];[.D78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sched_proc_stack</text:p>
          </table:table-cell>
          <table:table-cell table:formula="of:=FIND(&quot;_&quot;;[.C78];[.D78])" office:value-type="float" office:value="49" calcext:value-type="float">
            <text:p>49</text:p>
          </table:table-cell>
          <table:table-cell office:value-type="string" calcext:value-type="string">
            <text:p>sched_proc_stack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series</text:p>
          </table:table-cell>
          <table:table-cell table:formula="of:=FIND(&quot;:&quot;;[.C79])" office:value-type="float" office:value="47" calcext:value-type="float">
            <text:p>47</text:p>
          </table:table-cell>
          <table:table-cell table:formula="of:=LEFT([.C79];[.D79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series</text:p>
          </table:table-cell>
          <table:table-cell table:formula="of:=FIND(&quot;_&quot;;[.C79];[.D79])" office:value-type="float" office:value="52" calcext:value-type="float">
            <text:p>52</text:p>
          </table:table-cell>
          <table:table-cell office:value-type="string" calcext:value-type="string">
            <text:p>seri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pping-tracking/shipping-tracking-create.sql:ecst_shipments</text:p>
          </table:table-cell>
          <table:table-cell table:formula="of:=FIND(&quot;:&quot;;[.C80])" office:value-type="float" office:value="47" calcext:value-type="float">
            <text:p>47</text:p>
          </table:table-cell>
          <table:table-cell table:formula="of:=LEFT([.C80];[.D80]-1)" office:value-type="string" office:string-value="shipping-tracking/shipping-tracking-create.sql" calcext:value-type="string">
            <text:p>shipping-tracking/shipping-tracking-create.sql</text:p>
          </table:table-cell>
          <table:table-cell office:value-type="string" calcext:value-type="string">
            <text:p>ecst_shipments</text:p>
          </table:table-cell>
          <table:table-cell table:formula="of:=FIND(&quot;_&quot;;[.C80];[.D80])" office:value-type="float" office:value="52" calcext:value-type="float">
            <text:p>52</text:p>
          </table:table-cell>
          <table:table-cell office:value-type="string" calcext:value-type="string">
            <text:p>shipme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pping-tracking/shipping-tracking-create.sql:ecst_shipments_audit</text:p>
          </table:table-cell>
          <table:table-cell table:formula="of:=FIND(&quot;:&quot;;[.C81])" office:value-type="float" office:value="47" calcext:value-type="float">
            <text:p>47</text:p>
          </table:table-cell>
          <table:table-cell table:formula="of:=LEFT([.C81];[.D81]-1)" office:value-type="string" office:string-value="shipping-tracking/shipping-tracking-create.sql" calcext:value-type="string">
            <text:p>shipping-tracking/shipping-tracking-create.sql</text:p>
          </table:table-cell>
          <table:table-cell office:value-type="string" calcext:value-type="string">
            <text:p>ecst_shipments_audit</text:p>
          </table:table-cell>
          <table:table-cell table:formula="of:=FIND(&quot;_&quot;;[.C81];[.D81])" office:value-type="float" office:value="52" calcext:value-type="float">
            <text:p>52</text:p>
          </table:table-cell>
          <table:table-cell office:value-type="string" calcext:value-type="string">
            <text:p>shipments_audit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shipping_details</text:p>
          </table:table-cell>
          <table:table-cell table:formula="of:=FIND(&quot;:&quot;;[.C82])" office:value-type="float" office:value="47" calcext:value-type="float">
            <text:p>47</text:p>
          </table:table-cell>
          <table:table-cell table:formula="of:=LEFT([.C82];[.D82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shipping_details</text:p>
          </table:table-cell>
          <table:table-cell table:formula="of:=FIND(&quot;_&quot;;[.C82];[.D82])" office:value-type="float" office:value="52" calcext:value-type="float">
            <text:p>52</text:p>
          </table:table-cell>
          <table:table-cell office:value-type="string" calcext:value-type="string">
            <text:p>shipping_detail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report</text:p>
          </table:table-cell>
          <table:table-cell table:formula="of:=FIND(&quot;:&quot;;[.K83])" office:value-type="float" office:value="28" calcext:value-type="float">
            <text:p>28</text:p>
          </table:table-cell>
          <table:table-cell table:formula="of:=LEFT([.K83];[.L83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reportvars</text:p>
          </table:table-cell>
          <table:table-cell table:formula="of:=FIND(&quot;:&quot;;[.K84])" office:value-type="float" office:value="28" calcext:value-type="float">
            <text:p>28</text:p>
          </table:table-cell>
          <table:table-cell table:formula="of:=LEFT([.K84];[.L84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reportvars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semaphore</text:p>
          </table:table-cell>
          <table:table-cell table:formula="of:=FIND(&quot;:&quot;;[.K85])" office:value-type="float" office:value="28" calcext:value-type="float">
            <text:p>28</text:p>
          </table:table-cell>
          <table:table-cell table:formula="of:=LEFT([.K85];[.L85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semaph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pping-tracking/shipping-tracking-create.sql:ecst_shipto</text:p>
          </table:table-cell>
          <table:table-cell table:formula="of:=FIND(&quot;:&quot;;[.C86])" office:value-type="float" office:value="47" calcext:value-type="float">
            <text:p>47</text:p>
          </table:table-cell>
          <table:table-cell table:formula="of:=LEFT([.C86];[.D86]-1)" office:value-type="string" office:string-value="shipping-tracking/shipping-tracking-create.sql" calcext:value-type="string">
            <text:p>shipping-tracking/shipping-tracking-create.sql</text:p>
          </table:table-cell>
          <table:table-cell office:value-type="string" calcext:value-type="string">
            <text:p>ecst_shipto</text:p>
          </table:table-cell>
          <table:table-cell table:formula="of:=FIND(&quot;_&quot;;[.C86];[.D86])" office:value-type="float" office:value="52" calcext:value-type="float">
            <text:p>52</text:p>
          </table:table-cell>
          <table:table-cell office:value-type="string" calcext:value-type="string">
            <text:p>shipto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shipto</text:p>
          </table:table-cell>
          <table:table-cell table:formula="of:=FIND(&quot;:&quot;;[.K86])" office:value-type="float" office:value="28" calcext:value-type="float">
            <text:p>28</text:p>
          </table:table-cell>
          <table:table-cell table:formula="of:=LEFT([.K86];[.L86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ship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entities-channels-create.sql:qal_sic</text:p>
          </table:table-cell>
          <table:table-cell table:formula="of:=FIND(&quot;:&quot;;[.C87])" office:value-type="float" office:value="45" calcext:value-type="float">
            <text:p>45</text:p>
          </table:table-cell>
          <table:table-cell table:formula="of:=LEFT([.C87];[.D87]-1)" office:value-type="string" office:string-value="accounts-ledger/entities-channels-create.sql" calcext:value-type="string">
            <text:p>accounts-ledger/entities-channels-create.sql</text:p>
          </table:table-cell>
          <table:table-cell office:value-type="string" calcext:value-type="string">
            <text:p>qal_sic</text:p>
          </table:table-cell>
          <table:table-cell table:formula="of:=FIND(&quot;_&quot;;[.C87];[.D87])" office:value-type="float" office:value="49" calcext:value-type="float">
            <text:p>49</text:p>
          </table:table-cell>
          <table:table-cell office:value-type="string" calcext:value-type="string">
            <text:p>sic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sic</text:p>
          </table:table-cell>
          <table:table-cell table:formula="of:=FIND(&quot;:&quot;;[.K87])" office:value-type="float" office:value="28" calcext:value-type="float">
            <text:p>28</text:p>
          </table:table-cell>
          <table:table-cell table:formula="of:=LEFT([.K87];[.L87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s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status</text:p>
          </table:table-cell>
          <table:table-cell table:formula="of:=FIND(&quot;:&quot;;[.C88])" office:value-type="float" office:value="43" calcext:value-type="float">
            <text:p>43</text:p>
          </table:table-cell>
          <table:table-cell table:formula="of:=LEFT([.C88];[.D88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status</text:p>
          </table:table-cell>
          <table:table-cell table:formula="of:=FIND(&quot;_&quot;;[.C88];[.D88])" office:value-type="float" office:value="47" calcext:value-type="float">
            <text:p>47</text:p>
          </table:table-cell>
          <table:table-cell office:value-type="string" calcext:value-type="string">
            <text:p>statu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status</text:p>
          </table:table-cell>
          <table:table-cell table:formula="of:=FIND(&quot;:&quot;;[.K88])" office:value-type="float" office:value="28" calcext:value-type="float">
            <text:p>28</text:p>
          </table:table-cell>
          <table:table-cell table:formula="of:=LEFT([.K88];[.L88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tax</text:p>
          </table:table-cell>
          <table:table-cell table:formula="of:=FIND(&quot;:&quot;;[.C89])" office:value-type="float" office:value="43" calcext:value-type="float">
            <text:p>43</text:p>
          </table:table-cell>
          <table:table-cell table:formula="of:=LEFT([.C89];[.D89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tax</text:p>
          </table:table-cell>
          <table:table-cell table:formula="of:=FIND(&quot;_&quot;;[.C89];[.D89])" office:value-type="float" office:value="47" calcext:value-type="float">
            <text:p>47</text:p>
          </table:table-cell>
          <table:table-cell office:value-type="string" calcext:value-type="string">
            <text:p>tax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tax</text:p>
          </table:table-cell>
          <table:table-cell table:formula="of:=FIND(&quot;:&quot;;[.K89])" office:value-type="float" office:value="28" calcext:value-type="float">
            <text:p>28</text:p>
          </table:table-cell>
          <table:table-cell table:formula="of:=LEFT([.K89];[.L89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template_accounts</text:p>
          </table:table-cell>
          <table:table-cell table:formula="of:=FIND(&quot;:&quot;;[.C90])" office:value-type="float" office:value="43" calcext:value-type="float">
            <text:p>43</text:p>
          </table:table-cell>
          <table:table-cell table:formula="of:=LEFT([.C90];[.D90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template_accounts</text:p>
          </table:table-cell>
          <table:table-cell table:formula="of:=FIND(&quot;_&quot;;[.C90];[.D90])" office:value-type="float" office:value="47" calcext:value-type="float">
            <text:p>47</text:p>
          </table:table-cell>
          <table:table-cell office:value-type="string" calcext:value-type="string">
            <text:p>template_accou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template_defaults</text:p>
          </table:table-cell>
          <table:table-cell table:formula="of:=FIND(&quot;:&quot;;[.C91])" office:value-type="float" office:value="43" calcext:value-type="float">
            <text:p>43</text:p>
          </table:table-cell>
          <table:table-cell table:formula="of:=LEFT([.C91];[.D91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template_defaults</text:p>
          </table:table-cell>
          <table:table-cell table:formula="of:=FIND(&quot;_&quot;;[.C91];[.D91])" office:value-type="float" office:value="47" calcext:value-type="float">
            <text:p>47</text:p>
          </table:table-cell>
          <table:table-cell office:value-type="string" calcext:value-type="string">
            <text:p>template_defaul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template_taxes</text:p>
          </table:table-cell>
          <table:table-cell table:formula="of:=FIND(&quot;:&quot;;[.C92])" office:value-type="float" office:value="43" calcext:value-type="float">
            <text:p>43</text:p>
          </table:table-cell>
          <table:table-cell table:formula="of:=LEFT([.C92];[.D92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template_taxes</text:p>
          </table:table-cell>
          <table:table-cell table:formula="of:=FIND(&quot;_&quot;;[.C92];[.D92])" office:value-type="float" office:value="47" calcext:value-type="float">
            <text:p>47</text:p>
          </table:table-cell>
          <table:table-cell office:value-type="string" calcext:value-type="string">
            <text:p>template_tax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translation</text:p>
          </table:table-cell>
          <table:table-cell table:formula="of:=FIND(&quot;:&quot;;[.C93])" office:value-type="float" office:value="43" calcext:value-type="float">
            <text:p>43</text:p>
          </table:table-cell>
          <table:table-cell table:formula="of:=LEFT([.C93];[.D93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translation</text:p>
          </table:table-cell>
          <table:table-cell table:formula="of:=FIND(&quot;_&quot;;[.C93];[.D93])" office:value-type="float" office:value="47" calcext:value-type="float">
            <text:p>47</text:p>
          </table:table-cell>
          <table:table-cell office:value-type="string" calcext:value-type="string">
            <text:p>translation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translation</text:p>
          </table:table-cell>
          <table:table-cell table:formula="of:=FIND(&quot;:&quot;;[.K93])" office:value-type="float" office:value="28" calcext:value-type="float">
            <text:p>28</text:p>
          </table:table-cell>
          <table:table-cell table:formula="of:=LEFT([.K93];[.L93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translation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trf</text:p>
          </table:table-cell>
          <table:table-cell table:formula="of:=FIND(&quot;:&quot;;[.K94])" office:value-type="float" office:value="35" calcext:value-type="float">
            <text:p>35</text:p>
          </table:table-cell>
          <table:table-cell table:formula="of:=LEFT([.K94];[.L94]-1)" office:value-type="string" office:string-value="ledger123/sql/Pg-custom_tables.sql" calcext:value-type="string">
            <text:p>ledger123/sql/Pg-custom_tables.sql</text:p>
          </table:table-cell>
          <table:table-cell office:value-type="string" calcext:value-type="string">
            <text:p>tr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entities-channels-create.sql:qal_vendor</text:p>
          </table:table-cell>
          <table:table-cell table:formula="of:=FIND(&quot;:&quot;;[.C95])" office:value-type="float" office:value="45" calcext:value-type="float">
            <text:p>45</text:p>
          </table:table-cell>
          <table:table-cell table:formula="of:=LEFT([.C95];[.D95]-1)" office:value-type="string" office:string-value="accounts-ledger/entities-channels-create.sql" calcext:value-type="string">
            <text:p>accounts-ledger/entities-channels-create.sql</text:p>
          </table:table-cell>
          <table:table-cell office:value-type="string" calcext:value-type="string">
            <text:p>qal_vendor</text:p>
          </table:table-cell>
          <table:table-cell table:formula="of:=FIND(&quot;_&quot;;[.C95];[.D95])" office:value-type="float" office:value="49" calcext:value-type="float">
            <text:p>49</text:p>
          </table:table-cell>
          <table:table-cell office:value-type="string" calcext:value-type="string">
            <text:p>vendo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vendor</text:p>
          </table:table-cell>
          <table:table-cell table:formula="of:=FIND(&quot;:&quot;;[.K95])" office:value-type="float" office:value="28" calcext:value-type="float">
            <text:p>28</text:p>
          </table:table-cell>
          <table:table-cell table:formula="of:=LEFT([.K95];[.L95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entities-channels-create.sql:qal_vendor_object_id_map</text:p>
          </table:table-cell>
          <table:table-cell table:formula="of:=FIND(&quot;:&quot;;[.C96])" office:value-type="float" office:value="45" calcext:value-type="float">
            <text:p>45</text:p>
          </table:table-cell>
          <table:table-cell table:formula="of:=LEFT([.C96];[.D96]-1)" office:value-type="string" office:string-value="accounts-ledger/entities-channels-create.sql" calcext:value-type="string">
            <text:p>accounts-ledger/entities-channels-create.sql</text:p>
          </table:table-cell>
          <table:table-cell office:value-type="string" calcext:value-type="string">
            <text:p>qal_vendor_object_id_map</text:p>
          </table:table-cell>
          <table:table-cell table:formula="of:=FIND(&quot;_&quot;;[.C96];[.D96])" office:value-type="float" office:value="49" calcext:value-type="float">
            <text:p>49</text:p>
          </table:table-cell>
          <table:table-cell office:value-type="string" calcext:value-type="string">
            <text:p>vendor_object_id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entities-channels-create.sql:qal_vendor_tax</text:p>
          </table:table-cell>
          <table:table-cell table:formula="of:=FIND(&quot;:&quot;;[.C97])" office:value-type="float" office:value="45" calcext:value-type="float">
            <text:p>45</text:p>
          </table:table-cell>
          <table:table-cell table:formula="of:=LEFT([.C97];[.D97]-1)" office:value-type="string" office:string-value="accounts-ledger/entities-channels-create.sql" calcext:value-type="string">
            <text:p>accounts-ledger/entities-channels-create.sql</text:p>
          </table:table-cell>
          <table:table-cell office:value-type="string" calcext:value-type="string">
            <text:p>qal_vendor_tax</text:p>
          </table:table-cell>
          <table:table-cell table:formula="of:=FIND(&quot;_&quot;;[.C97];[.D97])" office:value-type="float" office:value="49" calcext:value-type="float">
            <text:p>49</text:p>
          </table:table-cell>
          <table:table-cell office:value-type="string" calcext:value-type="string">
            <text:p>vendor_tax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vendortax</text:p>
          </table:table-cell>
          <table:table-cell table:formula="of:=FIND(&quot;:&quot;;[.K97])" office:value-type="float" office:value="28" calcext:value-type="float">
            <text:p>28</text:p>
          </table:table-cell>
          <table:table-cell table:formula="of:=LEFT([.K97];[.L97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vendortax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vr</text:p>
          </table:table-cell>
          <table:table-cell table:formula="of:=FIND(&quot;:&quot;;[.K98])" office:value-type="float" office:value="28" calcext:value-type="float">
            <text:p>28</text:p>
          </table:table-cell>
          <table:table-cell table:formula="of:=LEFT([.K98];[.L98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v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qci_warehouse</text:p>
          </table:table-cell>
          <table:table-cell table:formula="of:=FIND(&quot;:&quot;;[.C99])" office:value-type="float" office:value="47" calcext:value-type="float">
            <text:p>47</text:p>
          </table:table-cell>
          <table:table-cell table:formula="of:=LEFT([.C99];[.D99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warehouse</text:p>
          </table:table-cell>
          <table:table-cell table:formula="of:=FIND(&quot;_&quot;;[.C99];[.D99])" office:value-type="float" office:value="51" calcext:value-type="float">
            <text:p>51</text:p>
          </table:table-cell>
          <table:table-cell office:value-type="string" calcext:value-type="string">
            <text:p>warehous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warehouse</text:p>
          </table:table-cell>
          <table:table-cell table:formula="of:=FIND(&quot;:&quot;;[.K99])" office:value-type="float" office:value="28" calcext:value-type="float">
            <text:p>28</text:p>
          </table:table-cell>
          <table:table-cell table:formula="of:=LEFT([.K99];[.L99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warehou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yearend</text:p>
          </table:table-cell>
          <table:table-cell table:formula="of:=FIND(&quot;:&quot;;[.C100])" office:value-type="float" office:value="43" calcext:value-type="float">
            <text:p>43</text:p>
          </table:table-cell>
          <table:table-cell table:formula="of:=LEFT([.C100];[.D100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yearend</text:p>
          </table:table-cell>
          <table:table-cell table:formula="of:=FIND(&quot;_&quot;;[.C100];[.D100])" office:value-type="float" office:value="47" calcext:value-type="float">
            <text:p>47</text:p>
          </table:table-cell>
          <table:table-cell office:value-type="string" calcext:value-type="string">
            <text:p>yearend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yearend</text:p>
          </table:table-cell>
          <table:table-cell table:formula="of:=FIND(&quot;:&quot;;[.K100])" office:value-type="float" office:value="28" calcext:value-type="float">
            <text:p>28</text:p>
          </table:table-cell>
          <table:table-cell table:formula="of:=LEFT([.K100];[.L100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yearend</text:p>
          </table:table-cell>
        </table:table-row>
      </table:table>
      <table:table table:name="by-SL-table-sql-file" table:style-name="ta1">
        <table:table-column table:style-name="co3" table:default-cell-style-name="Default"/>
        <table:table-column table:style-name="co4" table:default-cell-style-name="Default"/>
        <table:table-column table:style-name="co11" table:visibility="collapse" table:number-columns-repeated="4" table:default-cell-style-name="Default"/>
        <table:table-column table:style-name="co12" table:visibility="collapse" table:default-cell-style-name="Default"/>
        <table:table-column table:style-name="co11" table:visibility="collapse" table:default-cell-style-name="Default"/>
        <table:table-column table:style-name="co9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accounts-contacts/accounts-contacts-create.sql</text:p>
          </table:table-cell>
          <table:table-cell office:value-type="string" calcext:value-type="string">
            <text:p>qal_contact_object_id_ma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tact_object_id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contacts/accounts-contacts-create.sql</text:p>
          </table:table-cell>
          <table:table-cell office:value-type="string" calcext:value-type="string">
            <text:p>qal_contact_user_ma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tact_user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contacts/accounts-contacts-create.sql</text:p>
          </table:table-cell>
          <table:table-cell office:value-type="string" calcext:value-type="string">
            <text:p>qal_other_address_ma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ther_address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cas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se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case_lo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se_log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fi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ile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initial_conditio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nitial_condition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lo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g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log_point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g_poi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post_calc_lo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ost_calc_log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post_calc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ost_calc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process_lo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rocess_log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process_log_viewe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rocess_log_viewed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sched_proc_arg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ed_proc_arg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sched_proc_stack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ed_proc_stack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chart_templat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hart_templat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discount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iscou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template_account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emplate_accou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template_default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emplate_defaul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template_tax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emplate_tax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ledger/entities-channels-create.sql</text:p>
          </table:table-cell>
          <table:table-cell office:value-type="string" calcext:value-type="string">
            <text:p>qal_customer_object_id_ma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ustomer_object_id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ledger/entities-channels-create.sql</text:p>
          </table:table-cell>
          <table:table-cell office:value-type="string" calcext:value-type="string">
            <text:p>qal_vendor_object_id_ma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ndor_object_id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receivables/accounts-receivables-create.sql</text:p>
          </table:table-cell>
          <table:table-cell office:value-type="string" calcext:value-type="string">
            <text:p>qar_ec_creditcar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c_creditcard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announcemen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nounceme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attribute_choic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ttribute_choic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attribu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ttribut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ec_product_links_ma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c_product_links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ec_product_purchase_com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c_product_purchase_comb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ec_sale_pric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c_sale_pric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part_attributes_ma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t_attributes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par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t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&lt;-- is more for inventory stock parts</text:p>
          </table:table-cell>
          <table:table-cell table:number-columns-repeated="3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pricegrou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icegrou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product_series_ma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oduct_series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seri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i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shipping_detail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hipping_detail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online-catalog/online-catalog-create.sql</text:p>
          </table:table-cell>
          <table:table-cell office:value-type="string" calcext:value-type="string">
            <text:p>ecca_ec_templa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c_templat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online-catalog/online-catalog-create.sql</text:p>
          </table:table-cell>
          <table:table-cell office:value-type="string" calcext:value-type="string">
            <text:p>ecca_ec_templates_audi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c_templates_audit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shipping-tracking/shipping-tracking-create.sql</text:p>
          </table:table-cell>
          <table:table-cell office:value-type="string" calcext:value-type="string">
            <text:p>ecst_shipmen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hipme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shipping-tracking/shipping-tracking-create.sql</text:p>
          </table:table-cell>
          <table:table-cell office:value-type="string" calcext:value-type="string">
            <text:p>ecst_shipments_audi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hipments_audit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buil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dger123/sql/Pg-custom_tables.sql</text:p>
          </table:table-cell>
          <table:table-cell office:value-type="string" calcext:value-type="string">
            <text:p>build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customerca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dger123/sql/Pg-custom_tables.sql</text:p>
          </table:table-cell>
          <table:table-cell office:value-type="string" calcext:value-type="string">
            <text:p>customercart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customerlogi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dger123/sql/Pg-custom_tables.sql</text:p>
          </table:table-cell>
          <table:table-cell office:value-type="string" calcext:value-type="string">
            <text:p>customerlogin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fif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dger123/sql/Pg-custom_tables.sql</text:p>
          </table:table-cell>
          <table:table-cell office:value-type="string" calcext:value-type="string">
            <text:p>fifo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invoicetax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dger123/sql/Pg-custom_tables.sql</text:p>
          </table:table-cell>
          <table:table-cell office:value-type="string" calcext:value-type="string">
            <text:p>invoicetax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partsatt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dger123/sql/Pg-custom_tables.sql</text:p>
          </table:table-cell>
          <table:table-cell office:value-type="string" calcext:value-type="string">
            <text:p>partsattr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tr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dger123/sql/Pg-custom_tables.sql</text:p>
          </table:table-cell>
          <table:table-cell office:value-type="string" calcext:value-type="string">
            <text:p>trf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acc_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cc_tran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cc_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acc_trans</text:p>
          </table:table-cell>
        </table:table-row>
        <table:table-row table:style-name="ro1">
          <table:table-cell office:value-type="string" calcext:value-type="string">
            <text:p>accounts-contacts/accounts-contacts-create.sql</text:p>
          </table:table-cell>
          <table:table-cell office:value-type="string" calcext:value-type="string">
            <text:p>qal_addres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ddres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dd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accounts-payables/accounts-payables-create.sql</text:p>
          </table:table-cell>
          <table:table-cell office:value-type="string" calcext:value-type="string">
            <text:p>qap_a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p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accounts-receivables/accounts-receivables-create.sql</text:p>
          </table:table-cell>
          <table:table-cell office:value-type="string" calcext:value-type="string">
            <text:p>qar_a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fabrik/fabrik-create.sql</text:p>
          </table:table-cell>
          <table:table-cell office:value-type="string" calcext:value-type="string">
            <text:p>qfab_assembl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sembly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ssembl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audittrai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audittrail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ban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b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busin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business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carg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char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har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char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accounts-contacts/accounts-contacts-create.sql</text:p>
          </table:table-cell>
          <table:table-cell office:value-type="string" calcext:value-type="string">
            <text:p>qal_contac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tac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contac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cur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curr</text:p>
          </table:table-cell>
        </table:table-row>
        <table:table-row table:style-name="ro1">
          <table:table-cell office:value-type="string" calcext:value-type="string">
            <text:p>accounts-ledger/entities-channels-create.sql</text:p>
          </table:table-cell>
          <table:table-cell office:value-type="string" calcext:value-type="string">
            <text:p>qal_custom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ustome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custom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customer</text:p>
          </table:table-cell>
        </table:table-row>
        <table:table-row table:style-name="ro1">
          <table:table-cell office:value-type="string" calcext:value-type="string">
            <text:p>accounts-ledger/entities-channels-create.sql</text:p>
          </table:table-cell>
          <table:table-cell office:value-type="string" calcext:value-type="string">
            <text:p>qal_customer_ta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ustomer_tax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customerta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customertax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default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fault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defaul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defaults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departmen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partmen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departm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department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dept_trans_ma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pt_trans_map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dpt_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dpt_trans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employe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employee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exchangera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xchangerat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exchangera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exchangerate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gif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gifi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g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g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inventor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nventory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invento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inventory</text:p>
          </table:table-cell>
        </table:table-row>
        <table:table-row table:style-name="ro1">
          <table:table-cell office:value-type="string" calcext:value-type="string">
            <text:p>accounts-receivables/accounts-receivables-create.sql</text:p>
          </table:table-cell>
          <table:table-cell office:value-type="string" calcext:value-type="string">
            <text:p>qar_invoic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nvoic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invoi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invoice</text:p>
          </table:table-cell>
        </table:table-row>
        <table:table-row table:style-name="ro1">
          <table:table-cell office:value-type="string" calcext:value-type="string">
            <text:p>fabrik/fabrik-create.sql</text:p>
          </table:table-cell>
          <table:table-cell office:value-type="string" calcext:value-type="string">
            <text:p>qfab_jcitem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citem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jcitem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jcitems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languag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nguag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languag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mode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makemod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makemodel</text:p>
          </table:table-cell>
        </table:table-row>
        <table:table-row table:style-name="ro1">
          <table:table-cell office:value-type="string" calcext:value-type="string">
            <text:p>accounts-receivables/accounts-receivables-create.sql</text:p>
          </table:table-cell>
          <table:table-cell office:value-type="string" calcext:value-type="string">
            <text:p>qar_o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o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oe</text:p>
          </table:table-cell>
        </table:table-row>
        <table:table-row table:style-name="ro1">
          <table:table-cell office:value-type="string" calcext:value-type="string">
            <text:p>accounts-receivables/accounts-receivables-create.sql</text:p>
          </table:table-cell>
          <table:table-cell office:value-type="string" calcext:value-type="string">
            <text:p>qar_orderitem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rderitem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orderitem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orderitems</text:p>
          </table:table-cell>
        </table:table-row>
        <table:table-row table:style-name="ro1">
          <table:table-cell office:value-type="string" calcext:value-type="string">
            <text:p>fabrik/fabrik-create.sql</text:p>
          </table:table-cell>
          <table:table-cell office:value-type="string" calcext:value-type="string">
            <text:p>qfab_par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parts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partscustom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tscustome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custom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partscustomer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partsgrou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tsgroup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grou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partsgroup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partsta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tstax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ta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partstax</text:p>
          </table:table-cell>
        </table:table-row>
        <table:table-row table:style-name="ro1">
          <table:table-cell office:value-type="string" calcext:value-type="string">
            <text:p>fabrik/fabrik-create.sql</text:p>
          </table:table-cell>
          <table:table-cell office:value-type="string" calcext:value-type="string">
            <text:p>qfab_partsvend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svendo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vend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partsvendor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paym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paymentmetho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paymentmethod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pricegrou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pricegroup</text:p>
          </table:table-cell>
        </table:table-row>
        <table:table-row table:style-name="ro1">
          <table:table-cell office:value-type="string" calcext:value-type="string">
            <text:p>accounts-ledger/projects-manager-create.sql</text:p>
          </table:table-cell>
          <table:table-cell office:value-type="string" calcext:value-type="string">
            <text:p>qal_projec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ojec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rojec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project</text:p>
          </table:table-cell>
        </table:table-row>
        <table:table-row table:style-name="ro1">
          <table:table-cell office:value-type="string" calcext:value-type="string">
            <text:p>accounts-receivables/accounts-receivables-create.sql</text:p>
          </table:table-cell>
          <table:table-cell office:value-type="string" calcext:value-type="string">
            <text:p>qar_recurri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curring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recurrin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recurring</text:p>
          </table:table-cell>
        </table:table-row>
        <table:table-row table:style-name="ro1">
          <table:table-cell office:value-type="string" calcext:value-type="string">
            <text:p>accounts-receivables/accounts-receivables-create.sql</text:p>
          </table:table-cell>
          <table:table-cell office:value-type="string" calcext:value-type="string">
            <text:p>qar_recurringemai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curringemail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recurringemai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recurringemail</text:p>
          </table:table-cell>
        </table:table-row>
        <table:table-row table:style-name="ro1">
          <table:table-cell office:value-type="string" calcext:value-type="string">
            <text:p>accounts-receivables/accounts-receivables-create.sql</text:p>
          </table:table-cell>
          <table:table-cell office:value-type="string" calcext:value-type="string">
            <text:p>qar_recurringpri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curringprin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recurringpri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recurringprint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repor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reportvar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reportvars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semaphor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semaphore</text:p>
          </table:table-cell>
        </table:table-row>
        <table:table-row table:style-name="ro1">
          <table:table-cell office:value-type="string" calcext:value-type="string">
            <text:p>shipping-tracking/shipping-tracking-create.sql</text:p>
          </table:table-cell>
          <table:table-cell office:value-type="string" calcext:value-type="string">
            <text:p>ecst_shipt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hipto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shipt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shipto</text:p>
          </table:table-cell>
        </table:table-row>
        <table:table-row table:style-name="ro1">
          <table:table-cell office:value-type="string" calcext:value-type="string">
            <text:p>accounts-ledger/entities-channels-create.sql</text:p>
          </table:table-cell>
          <table:table-cell office:value-type="string" calcext:value-type="string">
            <text:p>qal_si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c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si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sic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statu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atu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statu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tax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ax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ta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translati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anslation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transla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translation</text:p>
          </table:table-cell>
        </table:table-row>
        <table:table-row table:style-name="ro1">
          <table:table-cell office:value-type="string" calcext:value-type="string">
            <text:p>accounts-ledger/entities-channels-create.sql</text:p>
          </table:table-cell>
          <table:table-cell office:value-type="string" calcext:value-type="string">
            <text:p>qal_vend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ndo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vend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accounts-ledger/entities-channels-create.sql</text:p>
          </table:table-cell>
          <table:table-cell office:value-type="string" calcext:value-type="string">
            <text:p>qal_vendor_ta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ndor_tax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vendorta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vendortax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v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vr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warehous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arehous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warehous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warehouse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yearen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arend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yearen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yearend</text:p>
          </table:table-cell>
        </table:table-row>
      </table:table>
      <table:table table:name="by-port-table-sql-file" table:style-name="ta1">
        <table:table-column table:style-name="co3" table:default-cell-style-name="Default"/>
        <table:table-column table:style-name="co4" table:default-cell-style-name="Default"/>
        <table:table-column table:style-name="co11" table:visibility="collapse" table:number-columns-repeated="4" table:default-cell-style-name="Default"/>
        <table:table-column table:style-name="co11" table:number-columns-repeated="4" table:default-cell-style-name="Default"/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buil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dger123/sql/Pg-custom_tables.sql</text:p>
          </table:table-cell>
          <table:table-cell office:value-type="string" calcext:value-type="string">
            <text:p>build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customerca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dger123/sql/Pg-custom_tables.sql</text:p>
          </table:table-cell>
          <table:table-cell office:value-type="string" calcext:value-type="string">
            <text:p>customercart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customerlogi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dger123/sql/Pg-custom_tables.sql</text:p>
          </table:table-cell>
          <table:table-cell office:value-type="string" calcext:value-type="string">
            <text:p>customerlogin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fif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dger123/sql/Pg-custom_tables.sql</text:p>
          </table:table-cell>
          <table:table-cell office:value-type="string" calcext:value-type="string">
            <text:p>fifo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invoicetax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dger123/sql/Pg-custom_tables.sql</text:p>
          </table:table-cell>
          <table:table-cell office:value-type="string" calcext:value-type="string">
            <text:p>invoicetax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partsatt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dger123/sql/Pg-custom_tables.sql</text:p>
          </table:table-cell>
          <table:table-cell office:value-type="string" calcext:value-type="string">
            <text:p>partsattr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tr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dger123/sql/Pg-custom_tables.sql</text:p>
          </table:table-cell>
          <table:table-cell office:value-type="string" calcext:value-type="string">
            <text:p>trf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audittrai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audittrail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ban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b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busin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business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carg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cur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curr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employe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employee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gif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gifi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paym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paymentmetho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paymentmethod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pricegrou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pricegroup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repor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reportvar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reportvars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semaphor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semaphore</text:p>
          </table:table-cell>
        </table:table-row>
        <table:table-row table:style-name="ro1"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v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vr</text:p>
          </table:table-cell>
        </table:table-row>
        <table:table-row table:style-name="ro1">
          <table:table-cell office:value-type="string" calcext:value-type="string">
            <text:p>accounts-contacts/accounts-contacts-create.sql</text:p>
          </table:table-cell>
          <table:table-cell office:value-type="string" calcext:value-type="string">
            <text:p>qal_contact_object_id_ma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tact_object_id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contacts/accounts-contacts-create.sql</text:p>
          </table:table-cell>
          <table:table-cell office:value-type="string" calcext:value-type="string">
            <text:p>qal_contact_user_ma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tact_user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contacts/accounts-contacts-create.sql</text:p>
          </table:table-cell>
          <table:table-cell office:value-type="string" calcext:value-type="string">
            <text:p>qal_other_address_ma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ther_address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contacts/accounts-contacts-create.sql</text:p>
          </table:table-cell>
          <table:table-cell office:value-type="string" calcext:value-type="string">
            <text:p>qal_addres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ddres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dd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accounts-contacts/accounts-contacts-create.sql</text:p>
          </table:table-cell>
          <table:table-cell office:value-type="string" calcext:value-type="string">
            <text:p>qal_contac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tac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contac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cas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se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case_lo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se_log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fi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ile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initial_conditio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nitial_condition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lo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g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log_point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g_poi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post_calc_lo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ost_calc_log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post_calc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ost_calc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process_lo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rocess_log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process_log_viewe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rocess_log_viewed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sched_proc_arg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ed_proc_arg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sched_proc_stack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ed_proc_stack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finance/accounts-finance-create.sql</text:p>
          </table:table-cell>
          <table:table-cell office:value-type="string" calcext:value-type="string">
            <text:p>qaf_mode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makemod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makemodel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chart_templat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hart_templat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discount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iscou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template_account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emplate_accou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template_default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emplate_defaul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template_tax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emplate_tax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acc_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cc_tran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cc_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acc_trans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char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har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char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default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fault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defaul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defaults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departmen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partmen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departm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department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dept_trans_ma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pt_trans_map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dpt_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dpt_trans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exchangera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xchangerat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exchangera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exchangerate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g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g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languag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nguag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languag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statu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atu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statu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tax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ax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ta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translati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anslation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transla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translation</text:p>
          </table:table-cell>
        </table:table-row>
        <table:table-row table:style-name="ro1">
          <table:table-cell office:value-type="string" calcext:value-type="string">
            <text:p>accounts-ledger/accounts-ledger-create.sql</text:p>
          </table:table-cell>
          <table:table-cell office:value-type="string" calcext:value-type="string">
            <text:p>qal_yearen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arend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yearen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yearend</text:p>
          </table:table-cell>
        </table:table-row>
        <table:table-row table:style-name="ro1">
          <table:table-cell office:value-type="string" calcext:value-type="string">
            <text:p>accounts-ledger/entities-channels-create.sql</text:p>
          </table:table-cell>
          <table:table-cell office:value-type="string" calcext:value-type="string">
            <text:p>qal_customer_object_id_ma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ustomer_object_id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ledger/entities-channels-create.sql</text:p>
          </table:table-cell>
          <table:table-cell office:value-type="string" calcext:value-type="string">
            <text:p>qal_vendor_object_id_ma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ndor_object_id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ledger/entities-channels-create.sql</text:p>
          </table:table-cell>
          <table:table-cell office:value-type="string" calcext:value-type="string">
            <text:p>qal_custom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ustome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custom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customer</text:p>
          </table:table-cell>
        </table:table-row>
        <table:table-row table:style-name="ro1">
          <table:table-cell office:value-type="string" calcext:value-type="string">
            <text:p>accounts-ledger/entities-channels-create.sql</text:p>
          </table:table-cell>
          <table:table-cell office:value-type="string" calcext:value-type="string">
            <text:p>qal_customer_ta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ustomer_tax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customerta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customertax</text:p>
          </table:table-cell>
        </table:table-row>
        <table:table-row table:style-name="ro1">
          <table:table-cell office:value-type="string" calcext:value-type="string">
            <text:p>accounts-ledger/entities-channels-create.sql</text:p>
          </table:table-cell>
          <table:table-cell office:value-type="string" calcext:value-type="string">
            <text:p>qal_si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c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si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sic</text:p>
          </table:table-cell>
        </table:table-row>
        <table:table-row table:style-name="ro1">
          <table:table-cell office:value-type="string" calcext:value-type="string">
            <text:p>accounts-ledger/entities-channels-create.sql</text:p>
          </table:table-cell>
          <table:table-cell office:value-type="string" calcext:value-type="string">
            <text:p>qal_vend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ndo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vend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accounts-ledger/entities-channels-create.sql</text:p>
          </table:table-cell>
          <table:table-cell office:value-type="string" calcext:value-type="string">
            <text:p>qal_vendor_ta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ndor_tax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vendorta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vendortax</text:p>
          </table:table-cell>
        </table:table-row>
        <table:table-row table:style-name="ro1">
          <table:table-cell office:value-type="string" calcext:value-type="string">
            <text:p>accounts-ledger/projects-manager-create.sql</text:p>
          </table:table-cell>
          <table:table-cell office:value-type="string" calcext:value-type="string">
            <text:p>qal_projec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ojec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rojec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project</text:p>
          </table:table-cell>
        </table:table-row>
        <table:table-row table:style-name="ro1">
          <table:table-cell office:value-type="string" calcext:value-type="string">
            <text:p>accounts-payables/accounts-payables-create.sql</text:p>
          </table:table-cell>
          <table:table-cell office:value-type="string" calcext:value-type="string">
            <text:p>qap_a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p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accounts-receivables/accounts-receivables-create.sql</text:p>
          </table:table-cell>
          <table:table-cell office:value-type="string" calcext:value-type="string">
            <text:p>qar_ec_creditcar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c_creditcard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accounts-receivables/accounts-receivables-create.sql</text:p>
          </table:table-cell>
          <table:table-cell office:value-type="string" calcext:value-type="string">
            <text:p>qar_a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accounts-receivables/accounts-receivables-create.sql</text:p>
          </table:table-cell>
          <table:table-cell office:value-type="string" calcext:value-type="string">
            <text:p>qar_invoic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nvoic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invoi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invoice</text:p>
          </table:table-cell>
        </table:table-row>
        <table:table-row table:style-name="ro1">
          <table:table-cell office:value-type="string" calcext:value-type="string">
            <text:p>accounts-receivables/accounts-receivables-create.sql</text:p>
          </table:table-cell>
          <table:table-cell office:value-type="string" calcext:value-type="string">
            <text:p>qar_o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o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oe</text:p>
          </table:table-cell>
        </table:table-row>
        <table:table-row table:style-name="ro1">
          <table:table-cell office:value-type="string" calcext:value-type="string">
            <text:p>accounts-receivables/accounts-receivables-create.sql</text:p>
          </table:table-cell>
          <table:table-cell office:value-type="string" calcext:value-type="string">
            <text:p>qar_orderitem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rderitem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orderitem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orderitems</text:p>
          </table:table-cell>
        </table:table-row>
        <table:table-row table:style-name="ro1">
          <table:table-cell office:value-type="string" calcext:value-type="string">
            <text:p>accounts-receivables/accounts-receivables-create.sql</text:p>
          </table:table-cell>
          <table:table-cell office:value-type="string" calcext:value-type="string">
            <text:p>qar_recurri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curring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recurrin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recurring</text:p>
          </table:table-cell>
        </table:table-row>
        <table:table-row table:style-name="ro1">
          <table:table-cell office:value-type="string" calcext:value-type="string">
            <text:p>accounts-receivables/accounts-receivables-create.sql</text:p>
          </table:table-cell>
          <table:table-cell office:value-type="string" calcext:value-type="string">
            <text:p>qar_recurringemai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curringemail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recurringemai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recurringemail</text:p>
          </table:table-cell>
        </table:table-row>
        <table:table-row table:style-name="ro1">
          <table:table-cell office:value-type="string" calcext:value-type="string">
            <text:p>accounts-receivables/accounts-receivables-create.sql</text:p>
          </table:table-cell>
          <table:table-cell office:value-type="string" calcext:value-type="string">
            <text:p>qar_recurringpri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curringprin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recurringpri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recurringprint</text:p>
          </table:table-cell>
        </table:table-row>
        <table:table-row table:style-name="ro1">
          <table:table-cell office:value-type="string" calcext:value-type="string">
            <text:p>fabrik/fabrik-create.sql</text:p>
          </table:table-cell>
          <table:table-cell office:value-type="string" calcext:value-type="string">
            <text:p>qfab_assembl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sembly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ssembl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 office:value-type="string" calcext:value-type="string">
            <text:p>fabrik/fabrik-create.sql</text:p>
          </table:table-cell>
          <table:table-cell office:value-type="string" calcext:value-type="string">
            <text:p>qfab_jcitem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citem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jcitem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jcitems</text:p>
          </table:table-cell>
        </table:table-row>
        <table:table-row table:style-name="ro1">
          <table:table-cell office:value-type="string" calcext:value-type="string">
            <text:p>fabrik/fabrik-create.sql</text:p>
          </table:table-cell>
          <table:table-cell office:value-type="string" calcext:value-type="string">
            <text:p>qfab_par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parts</text:p>
          </table:table-cell>
        </table:table-row>
        <table:table-row table:style-name="ro1">
          <table:table-cell office:value-type="string" calcext:value-type="string">
            <text:p>fabrik/fabrik-create.sql</text:p>
          </table:table-cell>
          <table:table-cell office:value-type="string" calcext:value-type="string">
            <text:p>qfab_partsvend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svendo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vend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partsvendor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announcemen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nounceme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attribute_choic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ttribute_choic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attribu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ttribut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ec_product_links_ma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c_product_links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ec_product_purchase_com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c_product_purchase_comb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ec_sale_pric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c_sale_pric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part_attributes_ma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t_attributes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par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t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&lt;-- is more for inventory stock parts</text:p>
          </table:table-cell>
          <table:table-cell table:number-columns-repeated="3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pricegrou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icegrou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product_series_ma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oduct_series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seri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i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shipping_detail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hipping_detail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inventor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nventory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invento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inventory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partscustom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tscustome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custom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partscustomer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partsgrou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tsgroup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grou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partsgroup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partsta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tstax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ta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partstax</text:p>
          </table:table-cell>
        </table:table-row>
        <table:table-row table:style-name="ro1">
          <table:table-cell office:value-type="string" calcext:value-type="string">
            <text:p>inventory-control/inventory-control-create.sql</text:p>
          </table:table-cell>
          <table:table-cell office:value-type="string" calcext:value-type="string">
            <text:p>qci_warehous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arehous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warehous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warehouse</text:p>
          </table:table-cell>
        </table:table-row>
        <table:table-row table:style-name="ro1">
          <table:table-cell office:value-type="string" calcext:value-type="string">
            <text:p>online-catalog/online-catalog-create.sql</text:p>
          </table:table-cell>
          <table:table-cell office:value-type="string" calcext:value-type="string">
            <text:p>ecca_ec_templa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c_templat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online-catalog/online-catalog-create.sql</text:p>
          </table:table-cell>
          <table:table-cell office:value-type="string" calcext:value-type="string">
            <text:p>ecca_ec_templates_audi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c_templates_audit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shipping-tracking/shipping-tracking-create.sql</text:p>
          </table:table-cell>
          <table:table-cell office:value-type="string" calcext:value-type="string">
            <text:p>ecst_shipmen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hipme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shipping-tracking/shipping-tracking-create.sql</text:p>
          </table:table-cell>
          <table:table-cell office:value-type="string" calcext:value-type="string">
            <text:p>ecst_shipments_audi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hipments_audit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office:value-type="string" calcext:value-type="string">
            <text:p>shipping-tracking/shipping-tracking-create.sql</text:p>
          </table:table-cell>
          <table:table-cell office:value-type="string" calcext:value-type="string">
            <text:p>ecst_shipt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hipto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shipt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dger123/sql/Pg-tables.sql</text:p>
          </table:table-cell>
          <table:table-cell office:value-type="string" calcext:value-type="string">
            <text:p>shipto</text:p>
          </table:table-cell>
        </table:table-row>
      </table:table>
      <table:named-expressions/>
      <table:database-ranges>
        <table:database-range table:name="__Anonymous_Sheet_DB__0" table:target-range-address="'by-SL-and-port-table-name'.C1:'by-SL-and-port-table-name'.H100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'by-SL-table-sql-file'.A1:'by-SL-table-sql-file'.J3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by-port-table-sql-file'.A1:'by-port-table-sql-file'.J1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05:36:23.119164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4T05:51:50.163988397</dc:date>
    <meta:editing-duration>PT1H12M43S</meta:editing-duration>
    <meta:editing-cycles>15</meta:editing-cycles>
    <meta:generator>LibreOffice/6.0.7.3$Linux_X86_64 LibreOffice_project/00m0$Build-3</meta:generator>
    <meta:document-statistic meta:table-count="3" meta:cell-count="3156" meta:object-count="0"/>
  </office:meta>
</office:document-meta>
</file>